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81.64961mm" fo:page-width="145.117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solid" draw:fill-color="#000000" draw:opacity="100.0%" draw:stroke="none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solid" draw:fill-color="#000000" draw:opacity="100.0%" draw:stroke="none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solid" draw:fill-color="#000000" draw:opacity="100.0%" draw:stroke="none"/>
    </style:style>
    <style:style style:family="graphic" style:name="style-9">
      <style:graphic-properties draw:fill="solid" draw:fill-color="#000000" draw:opacity="100.0%" draw:stroke="none"/>
    </style:style>
    <style:style style:family="graphic" style:name="style-10">
      <style:graphic-properties draw:fill="solid" draw:fill-color="#000000" draw:opacity="100.0%" draw:stroke="none"/>
    </style:style>
    <style:style style:family="graphic" style:name="style-11">
      <style:graphic-properties draw:fill="solid" draw:fill-color="#000000" draw:opacity="100.0%" draw:stroke="none"/>
    </style:style>
    <style:style style:family="graphic" style:name="style-12">
      <style:graphic-properties draw:fill="solid" draw:fill-color="#000000" draw:opacity="100.0%" draw:stroke="none"/>
    </style:style>
    <style:style style:family="graphic" style:name="style-13">
      <style:graphic-properties draw:fill="solid" draw:fill-color="#000000" draw:opacity="100.0%" draw:stroke="none"/>
    </style:style>
    <style:style style:family="graphic" style:name="style-14">
      <style:graphic-properties draw:fill="solid" draw:fill-color="#000000" draw:opacity="100.0%" draw:stroke="none"/>
    </style:style>
    <style:style style:family="graphic" style:name="style-15">
      <style:graphic-properties draw:fill="solid" draw:fill-color="#000000" draw:opacity="100.0%" draw:stroke="none"/>
    </style:style>
    <style:style style:family="graphic" style:name="style-16">
      <style:graphic-properties draw:fill="solid" draw:fill-color="#000000" draw:opacity="100.0%" draw:stroke="none"/>
    </style:style>
    <style:style style:family="graphic" style:name="style-17">
      <style:graphic-properties draw:fill="solid" draw:fill-color="#000000" draw:opacity="100.0%" draw:stroke="none"/>
    </style:style>
    <style:style style:family="graphic" style:name="style-18">
      <style:graphic-properties draw:fill="solid" draw:fill-color="#000000" draw:opacity="100.0%" draw:stroke="none"/>
    </style:style>
    <style:style style:family="graphic" style:name="style-19">
      <style:graphic-properties draw:fill="solid" draw:fill-color="#000000" draw:opacity="100.0%" draw:stroke="none"/>
    </style:style>
    <style:style style:family="graphic" style:name="style-20">
      <style:graphic-properties draw:fill="solid" draw:fill-color="#000000" draw:opacity="100.0%" draw:stroke="none"/>
    </style:style>
    <style:style style:family="graphic" style:name="style-21">
      <style:graphic-properties draw:fill="solid" draw:fill-color="#000000" draw:opacity="100.0%" draw:stroke="none"/>
    </style:style>
    <style:style style:family="graphic" style:name="style-22">
      <style:graphic-properties draw:fill="solid" draw:fill-color="#000000" draw:opacity="100.0%" draw:stroke="none"/>
    </style:style>
    <style:style style:family="graphic" style:name="style-23">
      <style:graphic-properties draw:fill="solid" draw:fill-color="#000000" draw:opacity="100.0%" draw:stroke="none"/>
    </style:style>
    <style:style style:family="graphic" style:name="style-24">
      <style:graphic-properties draw:fill="solid" draw:fill-color="#000000" draw:opacity="100.0%" draw:stroke="none"/>
    </style:style>
    <style:style style:family="graphic" style:name="style-25">
      <style:graphic-properties draw:fill="solid" draw:fill-color="#000000" draw:opacity="100.0%" draw:stroke="none"/>
    </style:style>
    <style:style style:family="graphic" style:name="style-26">
      <style:graphic-properties draw:fill="solid" draw:fill-color="#000000" draw:opacity="100.0%" draw:stroke="none"/>
    </style:style>
    <style:style style:family="graphic" style:name="style-27">
      <style:graphic-properties draw:fill="solid" draw:fill-color="#000000" draw:opacity="100.0%" draw:stroke="none"/>
    </style:style>
    <style:style style:family="graphic" style:name="style-28">
      <style:graphic-properties draw:fill="solid" draw:fill-color="#000000" draw:opacity="100.0%" draw:stroke="none"/>
    </style:style>
    <style:style style:family="graphic" style:name="style-29">
      <style:graphic-properties draw:fill="solid" draw:fill-color="#000000" draw:opacity="100.0%" draw:stroke="none"/>
    </style:style>
    <style:style style:family="graphic" style:name="style-30">
      <style:graphic-properties draw:fill="solid" draw:fill-color="#000000" draw:opacity="100.0%" draw:stroke="none"/>
    </style:style>
    <style:style style:family="graphic" style:name="style-31">
      <style:graphic-properties draw:fill="solid" draw:fill-color="#000000" draw:opacity="100.0%" draw:stroke="none"/>
    </style:style>
    <style:style style:family="graphic" style:name="style-32">
      <style:graphic-properties draw:fill="solid" draw:fill-color="#000000" draw:opacity="100.0%" draw:stroke="none"/>
    </style:style>
    <style:style style:family="graphic" style:name="style-33">
      <style:graphic-properties draw:fill="solid" draw:fill-color="#000000" draw:opacity="100.0%" draw:stroke="none"/>
    </style:style>
    <style:style style:family="graphic" style:name="style-34">
      <style:graphic-properties draw:fill="solid" draw:fill-color="#000000" draw:opacity="100.0%" draw:stroke="none"/>
    </style:style>
    <style:style style:family="graphic" style:name="style-35">
      <style:graphic-properties draw:fill="solid" draw:fill-color="#000000" draw:opacity="100.0%" draw:stroke="none"/>
    </style:style>
    <style:style style:family="graphic" style:name="style-36">
      <style:graphic-properties draw:fill="solid" draw:fill-color="#000000" draw:opacity="100.0%" draw:stroke="none"/>
    </style:style>
    <style:style style:family="graphic" style:name="style-37">
      <style:graphic-properties draw:fill="solid" draw:fill-color="#000000" draw:opacity="100.0%" draw:stroke="none"/>
    </style:style>
    <style:style style:family="graphic" style:name="style-38">
      <style:graphic-properties draw:fill="solid" draw:fill-color="#000000" draw:opacity="100.0%" draw:stroke="none"/>
    </style:style>
    <style:style style:family="graphic" style:name="style-39">
      <style:graphic-properties draw:fill="solid" draw:fill-color="#000000" draw:opacity="100.0%" draw:stroke="none"/>
    </style:style>
    <style:style style:family="graphic" style:name="style-40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Layer_1">
          <draw:g>
            <draw:path svg:d="M 1.1877505 406.42645 C -14.634522 171.74101 130.72765 98.266235 251.29845 0.0 C 216.39989 183.93831 116.04346 302.41873 1.1877505 406.42645 z" svg:height="4.0642643mm" draw:style-name="style-2" svg:viewBox="0.0 0.0 251.29854 406.42645" svg:width="2.5129855mm" svg:x="34.40803mm" svg:y="3.174206mm"/>
            <draw:path svg:d="M 27.017487 102.260666 C -82.01716 -44.159756 184.7622 -23.628088 27.017487 102.260666 L 27.017487 102.260666 z" svg:height="1.0226066mm" draw:style-name="style-3" svg:viewBox="0.0 0.0 78.299835 102.26066" svg:width="0.7829983mm" svg:x="29.460258mm" svg:y="4.0272307mm"/>
            <draw:path svg:d="M 84.838165 2.0908768 C 84.838165 43.789215 84.838165 85.461105 84.838165 127.15945 C -17.476322 133.74759 -38.59018 -19.525515 84.838165 2.0908768 z" svg:height="1.2736607mm" draw:style-name="style-4" svg:viewBox="0.0 0.0 84.8379 127.36606" svg:width="0.84837896mm" svg:x="105.48104mm" svg:y="10.344143mm"/>
            <draw:path svg:d="M 127.89916 2.81576 C 90.96343 49.25016 100.832016 142.48927 2.8042538 127.88432 C -11.695022 29.962034 30.029657 -11.709859 127.89916 2.81576 z" svg:height="1.2941965mm" draw:style-name="style-5" svg:viewBox="0.0 0.0 127.89943 129.41965" svg:width="1.2789943mm" svg:x="112.554276mm" svg:y="14.4014225mm"/>
            <draw:path svg:d="M 0.0 2.9893603 C 62.75921 -7.6469 97.816414 9.392191 93.79474 65.51037 C 62.52101 65.51037 31.273727 65.51037 0.0 65.51037 C 0.0 44.66115 0.0 23.811934 0.0 2.9893603 z" svg:height="0.6551036mm" draw:style-name="style-6" svg:viewBox="0.0 0.0 94.10671 65.51037" svg:width="0.94106716mm" svg:x="15.660952mm" svg:y="17.838741mm"/>
            <draw:path svg:d="M 156.31575 2.4996455 C 167.79881 97.35274 54.477654 67.40201 0.0 96.29438 C 28.574844 41.472958 58.128716 -12.3434 156.31575 2.4996455 z" svg:height="0.96294457mm" draw:style-name="style-7" svg:viewBox="0.0 0.0 157.12701 96.29446" svg:width="1.5712701mm" svg:x="32.85675mm" svg:y="21.595428mm"/>
            <draw:path svg:d="M 1.9943871 0.0 C 56.789974 28.575047 110.57948 58.128918 95.762886 156.3422 C -1.8950715 170.65616 -4.1438036 89.53487 1.9943871 0.0 z" svg:height="1.579911mm" draw:style-name="style-8" svg:viewBox="0.0 0.0 98.25581 157.99109" svg:width="0.9825582mm" svg:x="82.54831mm" svg:y="21.9329mm"/>
            <draw:path svg:d="M 14.243316 1.3127024 C 64.72553 -7.497927 68.03283 30.866573 108.03846 32.58643 C 26.78454 146.72775 170.45389 172.97433 108.03846 251.44983 C 19.456175 179.8269 -24.729593 133.26039 14.243316 1.3127024 z" svg:height="2.5144978mm" draw:style-name="style-9" svg:viewBox="0.0 0.0 124.253365 251.44978" svg:width="1.2425337mm" svg:x="109.626305mm" svg:y="25.67183mm"/>
            <draw:path svg:d="M 125.09491 0.3524494 C 133.93239 50.83487 95.54084 54.168606 93.820984 94.12074 C 116.733826 123.3042 150.65375 141.48119 187.61612 156.64175 C 120.676575 241.62587 1.0852051 115.97523 0.0 31.57329 C 27.860056 7.3374476 70.616646 -2.0022597 125.09491 0.3524494 z" svg:height="1.8492755mm" draw:style-name="style-10" svg:viewBox="0.0 0.0 187.61612 184.92755" svg:width="1.8761612mm" svg:x="109.45574mm" svg:y="28.495274mm"/>
            <draw:path svg:d="M 0.0 0.0 C 20.849016 0.0 41.698032 0.0 62.54786 0.0 C 62.54786 41.67179 62.54786 83.37023 62.54786 125.06847 C 41.69884 125.06847 20.849825 125.06847 0.0 125.06847 C 0.0 83.37023 0.0 41.67179 0.0 0.0 z" svg:height="1.2506846mm" draw:style-name="style-11" svg:viewBox="0.0 0.0 62.54786 125.06847" svg:width="0.62547857mm" svg:x="109.45574mm" svg:y="30.374695mm"/>
            <draw:path svg:d="M 187.53618 0.45075575 C 174.75676 75.77763 244.63298 68.42222 218.83676 156.79295 C 124.77758 188.30487 163.43317 87.128075 156.31555 31.724483 C 68.156364 37.36004 117.289345 180.3144 0.0 156.79295 C 7.936369 50.08657 66.83296 -5.6345477 187.53618 0.45075575 z" svg:height="1.6274726mm" draw:style-name="style-12" svg:viewBox="0.0 0.0 224.60246 162.74727" svg:width="2.2460246mm" svg:x="109.76901mm" svg:y="31.933344mm"/>
            <draw:path svg:d="M 1.99035 0.0 C 38.47633 46.884247 92.26585 76.46456 95.78549 156.3422 C -1.8458174 170.65616 -4.147841 89.535065 1.99035 0.0 z" svg:height="1.579911mm" draw:style-name="style-13" svg:viewBox="0.0 0.0 95.78515 157.99109" svg:width="0.95785147mm" svg:x="109.74883mm" svg:y="37.252804mm"/>
            <draw:path svg:d="M 2.6023927 0.0 C 145.90033 20.875662 -22.5067 189.2831 2.6023927 0.0 L 2.6023927 0.0 z" svg:height="0.88959974mm" draw:style-name="style-14" svg:viewBox="0.0 0.0 61.065777 88.95998" svg:width="0.61065775mm" svg:x="109.42972mm" svg:y="40.066647mm"/>
            <draw:path svg:d="M 66.40421 0.0 C 142.47192 19.605553 82.967316 157.98251 3.8829992 125.09491 C -18.897425 39.740387 65.98111 62.150597 66.40421 0.0 z" svg:height="1.3012575mm" draw:style-name="style-15" svg:viewBox="0.0 0.0 101.59267 130.12575" svg:width="1.0159267mm" svg:x="107.2288mm" svg:y="42.25528mm"/>
            <draw:path svg:d="M 8.074442E-4 1.3201712 C 50.48303 -7.516902 53.870255 30.847599 93.821785 32.54081 C 87.81602 57.887695 62.44208 63.735207 62.521214 95.088264 C 41.724678 95.088264 20.849016 95.088264 0.0 95.088264 C 8.074442E-4 63.841385 8.074442E-4 32.5941 8.074442E-4 1.3201712 z" svg:height="0.9508811mm" draw:style-name="style-16" svg:viewBox="0.0 0.0 93.821785 95.08811" svg:width="0.9382179mm" svg:x="108.20531mm" svg:y="43.8055mm"/>
            <draw:path svg:d="M 116.9155 0.0 C 221.69026 86.75706 35.953068 146.26166 23.094519 218.8634 C -63.610455 150.23065 122.12755 90.72564 116.9155 0.0 z" svg:height="2.1886342mm" draw:style-name="style-17" svg:viewBox="0.0 0.0 148.82042 218.8634" svg:width="1.4882042mm" svg:x="105.473274mm" svg:y="45.069122mm"/>
            <draw:path svg:d="M 62.54705 0.0 C 117.52754 7.5140758 133.79916 53.763268 125.06826 125.068665 C 59.716152 138.29784 42.2802 103.63748 0.0 93.79474 C 11.032918 52.731354 55.032974 44.635113 62.54705 0.0 z" svg:height="1.2803969mm" draw:style-name="style-18" svg:viewBox="0.0 0.0 127.28672 128.0397" svg:width="1.2728672mm" svg:x="103.51559mm" svg:y="47.257755mm"/>
            <draw:path svg:d="M 125.06826 57.563908 C 120.3326 135.32483 19.20829 66.71831 0.0 57.563908 C 21.298763 -40.12029 95.22351 4.991216 125.06826 57.563908 z" svg:height="0.94250107mm" draw:style-name="style-19" svg:viewBox="0.0 0.0 125.06826 94.25011" svg:width="1.2506826mm" svg:x="102.26489mm" svg:y="49.183224mm"/>
            <draw:path svg:d="M 91.36635 2.607641 C 127.19103 100.926895 42.3125 78.56957 28.845137 127.67631 C -37.45895 117.80732 22.072294 -20.5434 91.36635 2.607641 z" svg:height="1.2767631mm" draw:style-name="style-20" svg:viewBox="0.0 0.0 100.11666 127.67631" svg:width="1.0011666mm" svg:x="101.03876mm" svg:y="50.35826mm"/>
            <draw:path svg:d="M 31.511318 0.0 C 111.07122 3.8365712 152.77007 45.534607 156.57957 125.09491 C 104.483284 125.09491 52.360336 125.09491 0.26403427 125.09491 C -3.704554 68.97673 38.54981 59.108147 31.511318 0.0 z" svg:height="1.2509491mm" draw:style-name="style-21" svg:viewBox="0.0 0.0 156.57921 125.09491" svg:width="1.5657921mm" svg:x="69.1216mm" svg:y="51.634758mm"/>
            <draw:path svg:d="M 0.0 0.0 C 20.82237 0.0 41.672195 0.0 62.521214 0.0 C 62.521214 20.849016 62.521214 41.67179 62.521214 62.547455 C 41.64555 62.547455 20.82318 62.547455 0.0 62.547455 C 0.0 41.67179 0.0 20.84942 0.0 0.0 z" svg:height="0.6254746mm" draw:style-name="style-22" svg:viewBox="0.0 0.0 62.521214 62.547455" svg:width="0.62521213mm" svg:x="71.312874mm" svg:y="52.26023mm"/>
            <draw:path svg:d="M 31.247284 0.0 C 52.096302 0.0 72.97196 0.0 93.79514 0.0 C 108.42684 66.701355 49.13379 59.531246 0.0 62.521214 C 5.9266405 37.173923 31.379704 31.30017 31.247284 0.0 z" svg:height="0.62521213mm" draw:style-name="style-23" svg:viewBox="0.0 0.0 96.05641 62.521214" svg:width="0.96056414mm" svg:x="76.62783mm" svg:y="52.885708mm"/>
            <draw:path svg:d="M 31.247284 0.0 C 52.096302 0.0 72.97196 0.0 93.76849 0.0 C 108.37355 66.701355 49.13298 59.531246 0.0 62.521214 C 5.9266405 37.173923 31.379704 31.30017 31.247284 0.0 z" svg:height="0.62521213mm" draw:style-name="style-24" svg:viewBox="0.0 0.0 96.023834 62.521214" svg:width="0.96023834mm" svg:x="85.382095mm" svg:y="52.885708mm"/>
            <draw:path svg:d="M 0.0 29.085756 C 43.20634 -61.40169 110.62228 81.57892 93.76849 154.12778 C 7.4607844 167.51561 64.45181 37.55221 0.0 29.085756 z" svg:height="1.5509431mm" draw:style-name="style-25" svg:viewBox="0.0 0.0 96.417076 155.09431" svg:width="0.96417075mm" svg:x="68.49904mm" svg:y="53.220062mm"/>
            <draw:path svg:d="M 125.06826 2.231372 C 129.963 89.80839 36.697533 104.20189 0.0 64.75259 C 7.5140758 9.719206 53.789513 -6.5265718 125.06826 2.231372 z" svg:height="0.8556268mm" draw:style-name="style-26" svg:viewBox="0.0 0.0 125.253784 85.56268" svg:width="1.2525378mm" svg:x="75.06441mm" svg:y="53.488605mm"/>
            <draw:path svg:d="M 0.18328984 0.0 C 79.74319 3.8099256 121.41538 45.50836 125.225716 125.04202 C 88.580666 78.34308 -4.684791 88.185425 0.18328984 0.0 z" svg:height="1.2504202mm" draw:style-name="style-27" svg:viewBox="0.0 0.0 125.22598 125.04202" svg:width="1.2522599mm" svg:x="84.442314mm" svg:y="53.510918mm"/>
            <draw:path svg:d="M 281.3846 118.35719 C 164.72992 50.438618 127.9791 88.485794 0.0 55.862625 C 82.15341 -9.886347 286.306 -47.510017 281.3846 118.35719 z" svg:height="1.1835723mm" draw:style-name="style-28" svg:viewBox="0.0 0.0 281.47205 118.35723" svg:width="2.8147204mm" svg:x="91.32226mm" svg:y="53.577766mm"/>
            <draw:path svg:d="M 156.31555 1.832091 C 161.07785 92.87506 29.554073 96.817406 0.0 64.32666 C 4.577401 -3.9883707 78.76618 -2.7449067 156.31555 1.832091 z" svg:height="0.82888746mm" draw:style-name="style-29" svg:viewBox="0.0 0.0 156.44167 82.88875" svg:width="1.5644166mm" svg:x="80.69236mm" svg:y="54.117805mm"/>
            <draw:path svg:d="M 71.278755 0.0 C 147.31981 19.605553 87.81521 157.95627 8.75754 125.04202 C -27.092983 26.696527 57.838036 49.080498 71.278755 0.0 z" svg:height="1.3008126mm" draw:style-name="style-30" svg:viewBox="0.0 0.0 106.44993 130.08125" svg:width="1.0644993mm" svg:x="83.10615mm" svg:y="54.136127mm"/>
            <draw:path svg:d="M 178.253 7.275476 C 12.597745 103.02827 -122.075066 -31.671192 178.253 7.275476 L 178.253 7.275476 z" svg:height="0.4239297mm" draw:style-name="style-31" svg:viewBox="0.0 0.0 178.253 42.392967" svg:width="1.78253mm" svg:x="74.220085mm" svg:y="54.688583mm"/>
            <draw:path svg:d="M 97.72093 5.0384517 C 120.448875 90.36674 35.57034 67.982765 35.199722 130.10712 C -40.893818 110.501564 18.637426 -27.875801 97.72093 5.0384517 z" svg:height="1.3010708mm" draw:style-name="style-32" svg:viewBox="0.0 0.0 101.58756 130.10709" svg:width="1.0158757mm" svg:x="72.83677mm" svg:y="60.963852mm"/>
            <draw:path svg:d="M 0.0 7.3824625 C 91.14915 -38.60229 91.14915 147.10907 0.0 101.177605 C 0.0 69.90368 0.0 38.629745 0.0 7.3824625 z" svg:height="1.0854466mm" draw:style-name="style-33" svg:viewBox="0.0 0.0 68.36186 108.54466" svg:width="0.6836186mm" svg:x="93.82363mm" svg:y="69.3822mm"/>
            <draw:path svg:d="M 161.67859 0.0 C 155.7786 119.194916 117.28127 205.76666 5.3363986 218.89005 C -21.836521 66.648865 58.49126 21.960867 161.67859 0.0 z" svg:height="2.1889005mm" draw:style-name="style-34" svg:viewBox="0.0 0.0 161.67862 218.89005" svg:width="1.6167861mm" svg:x="86.89189mm" svg:y="79.46046mm"/>
            <draw:path svg:d="M 12227.241 348.69336 C 11992.74 520.64606 11760.278 694.60956 11508.183 848.96747 C 11512.363 728.07935 11634.944 725.6187 11664.473 630.1042 C 11570.52 518.1061 11499.531 692.33417 11476.883 755.1727 C 11295.696 876.2196 11149.858 1032.5619 11039.183 1224.1466 C 11269.186 1172.791 11262.756 884.9244 11508.184 848.96747 C 11538.082 907.17584 11414.521 953.4515 11508.184 974.0095 C 11439.445 1082.4886 11283.05 1103.2319 11195.526 1192.8728 C 11224.127 1297.8065 11253.629 1208.351 11351.842 1224.1465 C 11347.212 1375.8322 11253.602 1438.5648 11133.005 1474.2571 C 11094.799 1617.185 11262.915 1647.7972 11164.252 1755.6416 C 11062.758 1672.5624 11118.638 1618.0052 10945.415 1630.573 C 10959.2 1720.9812 11011.35 1773.1039 11101.73 1786.9153 C 11102.419 1860.5487 11047.888 1878.9637 11070.483 1974.505 C 11048.1 2059.3833 11217.884 1952.1212 11195.552 2037.026 C 11258.84 1985.6968 11320.25 1932.4891 11320.62 1818.189 C 11242.25 1812.7914 11244.712 1888.1976 11195.552 1911.9573 C 11143.562 1775.7498 11332.765 1612.105 11445.689 1536.7781 C 11411.294 1403.4017 11329.881 1292.4354 11508.21 1255.3937 C 11531.467 1159.1383 11422.38 1195.3069 11445.689 1099.0514 C 11588.67 1082.1445 11526.202 932.70795 11601.979 848.94086 C 11767.82 665.611 12093.046 613.59393 12258.542 411.21417 C 12184.115 652.85815 11906.911 661.9598 11758.294 848.94086 C 11679.819 947.63043 11685.824 1096.3792 11633.227 1224.12 C 11616.451 1264.8923 11556.841 1278.2803 11539.431 1317.9147 C 11440.557 1543.0487 11465.639 1799.9856 11320.595 1974.4783 C 11338.745 2189.6108 11295.75 2395.4038 11320.595 2568.5208 C 11335.066 2669.1418 11437.646 2840.4595 11445.689 2943.6997 C 11455.85 3075.0388 11417.828 3208.733 11570.758 3256.358 C 11866.006 3348.3535 12350.617 2937.3762 12383.637 2505.9998 C 12393.585 2376.1157 12388.61 2104.8914 12539.952 2037.0258 C 12622.714 2193.6326 12412.265 2325.4746 12477.431 2568.5208 C 12845.757 2509.5186 12845.281 2081.7932 13102.721 1911.957 C 13132.83 2067.1353 13019.377 2078.7239 13008.926 2193.3416 C 13070.282 2252.6082 13319.838 2234.8018 13384.131 2193.3416 C 13429.401 2075.152 13298.247 2133.334 13321.609 2037.0258 C 13465.569 2024.6432 13441.678 1844.4355 13446.678 1693.1204 C 13600.586 1513.5741 13712.425 1291.8268 13946.898 1192.8727 C 14048.815 1608.0039 13796.457 1933.0974 13509.225 2130.8206 C 14084.456 2341.1377 14002.99 1624.2493 14478.42 1630.5729 C 14556.869 1921.7732 14257.863 2094.652 14040.719 2193.3418 C 14360.944 2306.2659 14531.892 2569.4204 14509.692 2943.7 C 14322.976 2901.155 14224.127 2770.689 14071.965 2693.5894 C 14053.497 2844.4812 14096.095 2991.2456 14071.965 3256.3582 C 13802.857 3098.1904 13599.341 2874.4321 13634.238 2412.205 C 13607.092 2366.4587 13587.485 2313.1187 13509.223 2318.4368 C 13420.984 2313.5686 13430.826 2406.8076 13384.128 2443.4788 C 13551.556 2800.2166 13618.469 3045.7764 13446.649 3381.4531 C 13288.322 3310.5183 13270.834 3098.6663 13196.538 2943.7266 C 13013.209 3020.9583 12958.439 3226.7512 12696.29 3225.1108 C 12725.474 2722.773 13163.518 2629.2957 13384.128 2318.4365 C 13275.437 2221.8372 13101.342 2452.9773 13008.922 2287.1628 C 12850.41 2430.8582 12737.725 2620.4321 12508.728 2693.5894 C 12458.086 2976.482 12283.805 3135.708 12102.248 3287.6316 C 12192.101 3416.616 12425.886 3401.6936 12571.222 3475.1948 C 12780.349 3413.3088 12900.337 3262.3906 13102.743 3193.8105 C 13148.647 3352.3486 12870.016 3434.2903 12758.838 3537.7158 C 12804.214 3732.0522 13162.3545 3613.6248 13290.333 3725.3052 C 13564.785 3461.357 13850.985 3397.5393 14322.102 3350.126 C 14201.663 3656.3813 13870.644 3885.5898 13446.675 3787.826 C 13419.502 3908.7937 13523.06 3899.0305 13540.47 3975.4155 C 13765.34 3927.7375 13812.17 4058.098 13978.196 4069.2102 C 14094.084 4291.222 14267.121 4528.421 14259.581 4819.595 C 13956.475 4622.454 13547.508 4531.173 13540.47 4037.9634 C 13493.215 3960.2024 13433.287 3895.0356 13321.633 3881.6475 C 13502.819 4241.7983 13473.504 4718.9478 13165.291 4944.664 C 13109.649 4702.6763 13014.1875 4537.9995 12977.729 4350.648 C 13047.816 4139.3516 13203.867 4013.992 13290.333 3819.1262 C 13136.663 3712.2346 12763.521 3824.8674 12665.044 3662.784 C 12512.617 3833.4402 12520.581 4164.434 12352.412 4319.3477 C 12441.471 4453.121 12650.041 4427.086 12758.838 4538.1846 C 12818.634 4599.1973 12780.217 4736.2515 12883.906 4757.048 C 12790.773 4925.058 12937.564 5057.1646 12790.138 5226.022 C 12489.545 5123.284 12478.803 4857.325 12352.411 4632.006 C 12236.365 4810.282 12415.171 4983.1606 12414.933 5163.5005 C 12414.667 5381.1997 12265.893 5524.5776 12258.617 5695.022 C 12090.21 5707.696 12127.568 5607.6304 11977.232 5663.748 C 11903.705 5339.21 12065.497 5066.0547 12102.274 4757.048 C 11925.295 4825.416 11998.002 5023.377 11945.959 5163.4746 C 11848.407 5426.232 11626.766 5592.7075 11476.985 5788.7905 C 11319.24 5679.994 11352.71 5407.235 11383.217 5257.269 C 11431.026 5022.3984 11623.008 4876.957 11695.821 4725.7744 C 11847.587 4710.746 11861.795 4558.24 11977.232 4506.9106 C 11837.506 4441.109 11751.992 4697.8604 11539.505 4663.253 C 11422.057 4784.9087 11261.666 4725.536 11070.531 4725.7744 C 11219.519 4306.0923 11630.125 4115.2217 12164.769 4288.0474 C 12316.639 4221.055 12410.063 4095.5894 12446.179 3912.8684 C 12384.239 3842.9126 12228.4795 3943.5073 12133.547 3944.1157 C 12181.621 3773.3271 12507.668 3880.5098 12508.752 3662.7314 C 12462.715 3448.1812 12083.091 3567.2964 11977.231 3412.5945 C 11856.343 3479.2698 11673.489 3484.032 11476.983 3475.1157 C 11391.866 3603.1477 11428.485 3863.2595 11320.668 4037.8845 C 11207.664 4067.4917 11277.064 3914.774 11258.146 3850.3213 C 11268.095 3767.3748 11082.992 3879.5576 11133.078 3756.5266 C 11207.902 3734.3018 11248.199 3741.8425 11383.216 3725.2527 C 11370.859 3582.06 11320.88 3496.5469 11445.736 3443.8684 C 11373.85 3348.989 11457.8545 3098.2432 11289.395 3099.9631 C 11240.764 2988.8115 11395.599 3081.072 11383.216 3006.1685 C 11361.069 2881.0203 11236.451 3004.422 11195.6 2943.6472 C 11210.575 2769.1545 11274.552 2711.3167 11226.847 2443.3997 C 11180.518 2487.4265 11159.643 2543.174 11164.325 2412.126 C 10920.777 2376.9893 10838.7295 2503.3806 10695.352 2568.4683 C 10894.345 3403.4668 10872.967 4440.2363 10070.062 4788.296 C 10061.251 4737.787 10099.616 4734.4795 10101.309 4694.501 C 9968.408 4707.466 9853.263 4738.21 9788.704 4819.57 C 9845.192 4903.9717 9903.4 4728.2886 10038.788 4788.296 C 9899.617 4986.4424 9655.354 4930.245 9413.498 4975.8853 C 9113.831 5032.4004 8816.704 5141.805 8475.55 5132.201 C 8192.789 5124.2373 7921.566 5060.817 7631.397 5069.68 C 7406.3164 5076.559 7162.7935 5116.1147 6974.8335 5069.68 C 6878.975 5130.137 6818.0146 5225.44 6724.7227 5288.5435 C 6652.068 5225.678 6529.1426 5213.111 6380.8174 5225.996 C 6491.3867 5302.9897 6709.007 5272.9595 6787.244 5382.3384 C 6809.9976 5467.6396 6725.0933 5445.2563 6724.7227 5507.3804 C 6897.205 5571.171 7043.5454 5478.3555 7162.4497 5569.9014 C 7238.2266 5430.598 7219.996 5375.856 7381.286 5351.0645 C 7401.209 5464.7827 7316.543 5473.9106 7224.9443 5476.1064 C 7231.1357 5678.3276 7581.0205 5536.908 7662.671 5663.7227 C 7950.961 5471.873 8017.3184 5661.95 8381.781 5663.7227 C 8209.405 5762.3594 7912.94 5736.801 7850.2603 5945.107 C 7966.4385 6002.31 8192.764 5920.289 8319.261 5820.0386 C 8355.032 5918.3574 8270.181 5896.0264 8256.74 5945.107 C 8251.475 6012.893 8367.574 5959.262 8413.029 5976.381 C 8495.95 5986.3296 8383.793 5801.227 8506.825 5851.3125 C 8644.566 5846.444 8515.662 5939.683 8506.825 5976.381 C 8572.177 5963.152 8589.64 5997.839 8631.893 6007.655 C 8757.491 5974.767 8627.792 5880.5757 8663.193 5757.544 C 8592.074 5672.2686 8448.563 5659.4897 8413.057 5538.6807 C 8566.911 5641.445 8714.654 5582.919 8819.482 5476.1597 C 8822.34 5561.488 8767.438 5539.104 8819.482 5601.2544 C 8931.666 5619.6167 8820.382 5414.485 8944.577 5444.9385 C 9018.793 5508.782 8901.636 5568.6313 8975.824 5632.528 C 9006.887 5536.643 9083.404 5508.571 9038.346 5413.6914 C 9154.154 5417.501 9117.033 5459.1997 9100.894 5538.7334 C 9227.92 5580.352 9413.658 5499.8394 9569.868 5476.212 C 9583.097 5321.166 9476.259 5458.564 9444.825 5382.4434 C 9433.289 5251.2896 9546.637 5360.0864 9601.141 5351.1694 C 9712.213 5254.7026 9810.479 5317.4614 9945.046 5226.0747 C 9983.649 5124.898 9843.8955 5202.2095 9882.524 5101.006 C 9978.859 5077.6436 9920.625 5208.7974 10038.814 5163.5273 C 10062.125 5259.756 9953.036 5223.6143 9976.32 5319.8696 C 10147.532 5282.6426 10221.324 5147.996 10382.772 5101.006 C 10501.545 4998.1626 10624.628 4719.371 10789.199 4850.8955 C 10786.024 4930.4556 10672.677 4924.7407 10632.856 4882.1694 C 10544.565 5308.836 9706.418 5434.2485 9444.824 5632.528 C 9418.182 5779.7153 9641.807 5787.838 9569.867 5882.638 C 9465.886 5786.8853 9416.171 5829.5894 9288.482 5757.57 C 9250.038 5771.196 9224.268 5797.5483 9225.961 5851.3643 C 9314.649 5919.0186 9481.178 5908.779 9569.866 5976.433 C 9701.311 5923.8604 9613.1 5673.7236 9569.866 5601.254 C 9721.234 5731.27 9660.83 6073.032 9851.276 6164.0225 C 9793.386 6525.02 9740.126 6767.8545 9632.413 7164.518 C 9617.4375 7262.8643 9676.969 7286.6763 9694.935 7352.081 C 9660.301 7567.6104 9503.693 7661.0874 9476.098 7883.576 C 9266.019 7908.0767 9228.977 8254.549 8975.85 8133.7134 C 9041.758 7963.2954 9055.675 7923.6875 9069.671 7727.2876 C 9018.526 7695.617 8985.64 7790.5757 8975.85 7789.8086 C 8956.403 7788.327 8916.372 7695.3257 8913.355 7696.0137 C 8714.019 7740.3574 8693.989 7980.7056 8569.424 8165.014 C 8444.381 8165.014 8319.34 8165.014 8194.244 8165.014 C 8105.3184 8004.5176 8253.961 7919.454 8319.34 7821.0557 C 8149.027 7538.772 8416.917 7370.3115 8538.176 7195.766 C 8542.118 7139.675 8499.892 7129.832 8506.876 7070.6978 C 8088.0664 6882.315 7614.224 6591.4316 7131.254 6570.45 C 7050.7944 6515.417 6996.2373 6434.481 6912.3906 6382.887 C 7061.0864 6237.5776 6820.4478 6188.074 6912.3906 6038.9556 C 6895.219 5941.4297 6817.6167 5904.4146 6787.3223 5820.1187 C 6799.837 5738.8125 6880.588 5725.8213 6881.117 5632.5293 C 6388.8867 5614.3525 5814.609 5265.261 5317.8535 5288.624 C 5206.067 5293.8364 5112.6157 5368.8193 5005.2217 5382.4185 C 4525.056 5443.061 3827.6936 5272.59 3410.7104 5413.6924 C 2893.3442 5588.688 2154.998 5830.3315 1659.8567 6038.982 C 1360.269 6165.215 1147.0677 6391.46 784.45636 6382.9136 C 645.7882 6379.6064 515.4545 6279.8584 378.02994 6289.0923 C 364.69495 6229.4556 288.70663 6232.498 315.48242 6132.7764 C 293.4162 6050.65 168.77098 6071.0757 127.89286 6007.7075 C 92.068275 5878.0884 193.66827 5885.867 190.4139 5788.871 C 147.55139 5717.09 61.667645 5688.303 2.8507724 5632.555 C 11.185147 5401.1772 -52.60589 5097.7 159.1666 5069.76 C 132.8141 4981.4683 16.027025 4983.612 2.8507724 4882.1704 C -13.526936 4719.902 149.21826 4736.729 252.96138 4694.581 C 216.36949 4647.7764 214.09409 4566.6816 159.16658 4538.239 C 209.54326 4453.149 233.72617 4341.8384 378.0299 4350.676 C 374.5374 4138.7705 504.50073 4060.269 565.593 3912.9487 C 1486.7399 3760.3635 2267.8691 4240.0796 3254.3945 4225.58 C 3356.5767 4192.269 3380.7595 4080.959 3473.2578 4037.9907 C 3618.4082 4135.8335 3684.6863 3927.527 3879.7107 3975.4695 C 4013.6428 3880.1404 4089.79 3726.9993 4317.411 3725.359 C 4413.111 3633.469 4481.1353 3513.8774 4692.59 3537.7695 C 4810.462 3426.4062 4870.9453 3257.5757 5130.317 3287.6587 C 5236.9175 3081.3633 5607.731 2973.4397 5911.9224 3068.7954 C 6418.6787 2731.425 7123.317 2591.831 7850.365 2474.753 C 7821.578 2378.4976 7725.2173 2349.764 7662.776 2287.19 C 7165.835 2377.5981 6725.7803 2366.0886 6318.3486 2224.669 C 5966.7173 2102.5903 5728.3013 1819.4331 5442.948 1693.1741 C 5510.999 2002.0751 5632.813 2621.5706 5255.359 2818.7114 C 5106.319 2748.4646 5361.245 2665.0679 5380.4272 2568.5745 C 5296.687 2456.8938 5238.4785 2632.5771 5130.3433 2599.8481 C 5189.557 2523.6218 5258.5073 2457.0789 5411.701 2474.7795 C 5463.7446 2375.2434 5465.1733 2343.9697 5442.975 2224.669 C 5334.39 2293.2227 5257.238 2393.2615 5130.3438 2443.5056 C 5051.207 2311.1348 5349.6304 2288.4863 5380.4277 2162.1213 C 5339.1265 2042.0004 5138.096 2179.2927 5036.5225 2193.395 C 5066.976 2025.8344 5340.502 2101.373 5442.975 2005.8055 C 5424.005 1910.1323 5376.565 1842.9281 5349.1807 1755.6948 C 5024.9336 1806.6007 4694.919 1851.7916 4317.438 1849.4896 C 4391.389 1962.943 4383.6895 2048.5093 4286.164 2130.874 C 4657.613 2165.8784 4795.0635 2434.8801 4817.659 2818.7112 C 4524.421 2768.017 4312.067 2636.4663 4254.89 2349.7373 C 4182.368 2359.7122 4134.8755 2344.7102 4098.548 2318.4636 C 4017.03 2372.4124 3940.089 2430.938 3942.232 2568.5745 C 4047.06 2590.032 4056.5056 2516.1338 4067.3008 2443.5059 C 4368.132 2566.9868 4495.6343 3003.3113 4286.137 3318.9326 C 4053.1187 3221.5396 4051.2402 2980.1602 4004.7532 2787.4377 C 3843.3044 2959.4434 3797.3992 3247.0454 3504.5056 3287.6853 C 3657.9373 3105.7844 3615.1807 2884.0637 3723.3423 2631.1218 C 3484.4236 2685.2026 3510.6704 2997.0935 3567.0264 3162.6167 C 3329.9333 3013.1536 3521.3857 2613.5798 3692.0684 2506.0532 C 3511.7815 2506.45 3354.6982 2529.6804 3066.7788 2537.327 C 3067.2285 2454.4329 3049.3958 2353.2297 3129.2998 2349.7373 C 3275.7202 2353.547 3095.2744 2395.2456 3129.2998 2474.7793 C 3304.0837 2409.8503 3403.0645 2269.145 3598.3003 2224.6685 C 3577.7424 2182.7056 3531.4932 2166.4338 3473.2317 2162.121 C 3517.2583 2068.1675 3750.3562 2040.3068 3817.1372 2068.3264 C 3796.8435 2100.1294 3745.25 2100.6584 3754.616 2162.121 C 3790.9695 2157.041 3810.2576 2169.0269 3817.1372 2193.3948 C 3872.5144 2047.001 3982.052 2127.5137 4098.5215 2193.3948 C 3988.9573 1956.434 4312.9927 2260.7576 4254.8633 1912.0104 C 4254.308 1808.373 4078.175 1880.2869 4036.0269 1818.2421 C 3813.1152 2027.7126 3244.5786 1952.4652 3098.0522 1724.4474 C 3346.1785 1763.9497 3622.5095 1943.787 3879.684 1786.9684 C 3893.6013 1606.2844 3856.7185 1476.4269 3754.6155 1411.7628 C 3673.5474 1530.402 3795.4146 1659.2804 3692.0942 1755.6946 C 3578.6145 1723.2567 3504.0022 1651.978 3410.71 1599.3523 C 3432.2207 1473.6223 3380.759 1420.8645 3379.4363 1317.968 C 3240.636 1293.8116 3253.5742 1421.3672 3191.8467 1474.2838 C 3129.1138 1463.6476 3094.0303 1480.6604 3098.052 1536.8049 C 2906.2554 1556.1459 2758.1416 1630.0176 2597.8042 1505.5311 C 2783.1714 1388.6647 2947.0278 1250.3141 3129.2993 1130.352 C 2869.0552 1078.8641 2636.804 1325.4028 2410.2146 1411.7098 C 2262.2595 1330.4299 2084.592 1278.7832 2066.309 1067.8044 C 2340.9202 1050.6064 2707.9238 1125.8276 2816.6675 942.7359 C 2581.5322 980.3596 2292.4749 780.6786 2222.625 473.76193 C 2578.119 294.69196 2908.028 780.7315 3223.094 817.6673 C 3249.182 676.9884 3075.9856 735.5142 3129.2993 567.5567 C 3010.369 521.59863 3123.161 707.30963 3004.257 661.3515 C 3037.7534 569.80566 3092.972 499.9557 3066.778 348.66696 C 3028.5195 293.13092 2885.5652 342.2905 2941.7097 192.37758 C 3254.4207 275.66843 3302.0723 624.0717 3473.2046 848.94116 C 3598.2996 755.1728 3583.4563 521.4664 3754.5889 473.73553 C 3759.7217 572.66327 3671.5098 578.246 3692.0676 692.5988 C 3738.3696 676.32697 3770.8872 646.29675 3817.1362 630.0778 C 3875.6885 356.89557 3614.889 257.1212 3723.3416 36.00893 C 3869.021 140.46643 3900.295 359.30328 3942.205 567.5304 C 4195.993 442.0914 4296.006 406.05518 4598.7686 473.7356 C 4454.015 337.0783 4244.1743 265.56143 4223.563 4.7352033 C 4564.5312 -23.575212 4746.4854 107.128944 4817.6055 348.6406 C 5002.708 268.8687 5032.4995 -118.40188 5349.1 36.008957 C 5350.82 173.24832 5245.675 203.51665 5224.0317 317.41977 C 5304.3857 335.04102 5537.245 216.19019 5755.5264 286.14603 C 5608.4443 551.3908 5351.693 610.78973 5098.963 567.5304 C 5071.2344 761.99915 5358.4663 641.53436 5380.347 786.3937 C 5433.9517 746.177 5503.299 721.756 5505.4155 630.0778 C 5600.9565 702.8118 5770.3164 640.3701 5849.3213 598.8041 C 5814.2373 469.4493 5827.1753 419.73413 5911.8423 348.6406 C 6049.902 344.14267 5908.879 425.23746 5943.116 504.98288 C 6192.592 462.64954 6196.058 174.30664 6349.543 35.982487 C 6458.763 107.49936 6275.6978 146.76352 6318.269 254.84581 C 6485.6445 358.6154 6598.4097 139.72562 6755.9956 129.77728 C 6685.6694 288.71246 6512.05 344.4073 6286.9956 348.61414 C 6162.9854 453.89185 6069.1113 589.2791 5911.816 661.29865 C 5906.7363 757.81866 5985.7144 838.04034 5911.816 911.40924 C 6221.1934 918.55304 6280.963 676.0888 6380.8164 473.7091 C 6473.262 528.47784 6362.7456 640.2908 6380.8164 723.8462 C 6606.7705 720.5389 6620.132 504.6124 6818.516 473.7091 C 6786.1846 555.9945 6694.5063 579.01324 6662.2 661.29865 C 6643.785 773.482 6848.9165 662.1453 6818.516 786.36725 C 6562.4263 749.61664 6582.0845 755.0406 6318.242 786.36725 C 6207.937 874.0237 6141.13 1005.2305 5943.0625 1005.2041 C 5886.5215 1198.7733 5699.2754 1261.6118 5567.884 1380.3833 C 5855.2476 1965.4563 6682.335 2269.833 7506.3003 2036.9468 C 7452.6694 1834.8317 7396.207 1619.646 7318.738 1411.6305 C 7225.578 1161.6257 6983.193 879.97675 7131.148 536.2302 C 7253.5713 518.0004 7210.9463 664.8177 7287.438 692.5725 C 7363.321 674.6338 7272.7803 490.29855 7381.259 504.9829 C 7533.0234 515.19586 7428.6196 688.28625 7568.822 567.5039 C 7499.528 692.49304 7632.031 737.02246 7662.6426 848.9148 C 7720.851 750.7544 7671.3735 544.9615 7881.4795 598.7777 C 7949.6626 842.90875 7967.5747 1070.9795 8069.069 1349.1095 C 8196.281 1697.6981 8434.168 1951.4598 8506.77 2255.81 C 8433.797 2193.3154 8357.4375 2134.1545 8319.206 2036.9467 C 8238.482 2062.0027 8054.1733 2145.0288 8131.5903 2224.5361 C 8103.147 2309.4146 8021.9995 2192.6538 7975.3003 2193.2625 C 8048.6694 2218.7153 7962.9976 2401.0396 7944.0 2349.6045 C 7990.0635 2474.329 8707.111 2421.492 8850.701 2349.6045 C 9073.639 2237.8975 9167.6455 1925.0013 9288.401 1630.4935 C 9420.666 1307.94 9620.215 1077.6732 9694.827 911.40894 C 10068.34 515.8833 10689.581 338.18918 11476.929 442.43503 C 11700.315 282.28275 12074.781 39.15713 12446.149 223.59816 C 12470.782 352.42377 12338.174 322.57877 12258.561 411.18774 C 12205.042 412.6167 12240.073 388.01044 12227.241 348.69336 z M 3942.0256 2255.8894 C 3909.667 2338.1748 3818.0417 2361.167 3785.6836 2443.4524 C 3950.4392 2499.5176 4086.7 2316.5847 3942.0256 2255.8894 z M 5005.042 348.69336 C 5064.362 355.30795 5188.372 202.03482 5067.5635 223.65129 C 5106.1924 324.80148 4966.4126 247.54317 5005.042 348.69336 z M 11789.566 505.03568 C 11962.393 438.17545 12131.196 367.2936 12258.541 254.92505 C 12072.327 191.18692 11825.92 316.83752 11789.566 505.03568 z M 11695.746 505.03568 C 11590.415 410.10315 11600.945 620.6321 11695.746 505.03568 L 11695.746 505.03568 z M 2566.351 723.899 C 2555.5825 640.8727 2484.2773 618.3567 2410.0354 598.83044 C 2420.8303 681.8566 2492.1091 704.37274 2566.351 723.899 z M 10664.03 661.3779 C 10794.602 724.37524 11171.342 1048.728 11195.525 661.3779 C 11013.809 683.259 10786.875 549.0359 10664.03 661.3779 z M 4317.2046 880.2148 C 4247.672 1092.2518 3975.4421 1232.481 3691.915 1130.3783 C 3765.3633 1359.1371 3996.1858 1430.5481 4004.5732 1724.4209 C 4304.928 1734.0781 4435.288 1780.0627 4723.6577 1724.4209 C 4659.417 1465.579 4166.3657 1635.5737 4129.6416 1349.2153 C 4271.0874 1384.934 4314.4263 1518.7604 4536.068 1474.2838 C 4632.323 1417.2397 4473.256 1299.0239 4567.342 1255.447 C 4671.0054 1266.4008 4616.3955 1435.6548 4629.863 1536.8314 C 4741.12 1550.6427 4766.811 1650.0201 4848.726 1693.1737 C 5099.1016 1682.9873 5356.9907 1680.3414 5411.5215 1474.3104 C 5379.9033 1354.0308 5281.3994 1314.7931 5223.9316 1192.926 C 5164.083 1066.0319 5199.6694 863.07 5067.6157 817.7204 C 5070.8174 986.84204 5153.4995 1207.2135 5036.342 1317.9945 C 4916.115 1201.8689 4796.815 1013.72375 4848.7524 817.7204 C 4737.9976 827.2983 4791.576 948.9537 4754.9575 1005.3364 C 4678.1226 1123.6846 4389.991 1234.9683 4254.71 1192.926 C 4290.746 968.4006 4487.464 904.60956 4567.368 723.952 C 4329.058 777.98 4017.1672 760.22644 3879.5312 692.67834 C 3881.198 746.4681 3855.4539 772.8206 3816.9836 786.47314 C 3821.0317 730.32855 3785.948 713.28937 3723.189 723.9521 C 3803.3047 918.1825 4097.1772 784.7532 4317.2046 880.2148 z M 5755.4004 692.6517 C 5714.681 766.5763 5586.385 752.89734 5505.2896 786.4465 C 5481.504 904.0273 5671.3154 807.9835 5630.3584 942.7623 C 5491.9287 1059.6553 5261.6353 853.9682 5223.906 974.0361 C 5278.648 1044.3623 5298.227 1149.8517 5348.974 1224.1731 C 5685.445 1310.4802 5945.186 826.8748 5755.4004 692.6517 z M 10007.439 1224.1466 C 10188.044 1206.737 10139.731 960.4099 10288.824 911.48846 C 10350.154 1033.0381 10256.28 1087.1718 10257.551 1192.8729 C 10302.9795 1175.7544 10419.131 1229.3854 10413.866 1161.5992 C 10252.946 1036.5836 10507.555 857.3812 10570.182 755.1463 C 10250.248 654.39294 10093.059 986.4185 10007.439 1224.1466 z M 3598.1204 911.4886 C 3618.9692 911.4886 3639.792 911.4886 3660.6416 911.4886 C 3662.3613 871.53656 3700.7258 868.2027 3691.9155 817.66736 C 3671.0664 817.66736 3650.2437 817.66736 3629.3943 817.66736 C 3627.6743 857.67236 3589.3098 861.00604 3598.1204 911.4886 z M 7725.0913 1005.2833 C 7816.24 1051.268 7816.24 865.5304 7725.0913 911.48846 C 7725.0913 942.7623 7725.0913 974.0361 7725.0913 1005.2833 z M 7537.5273 1255.4204 C 7467.2017 1158.9532 7430.159 1029.2545 7318.691 974.03595 C 7349.409 1090.0823 7437.595 1312.3323 7537.5273 1255.4204 z M 10601.455 1224.1466 C 10686.519 1204.9908 10724.01 1138.2365 10726.55 1036.557 C 10559.625 839.8129 10353.806 1166.9702 10601.455 1224.1466 z M 2566.351 1192.8729 C 2257.4766 1188.5072 2718.1426 1195.0425 2566.351 1192.8729 L 2566.351 1192.8729 z M 7693.8174 1568.0521 C 7789.2256 1542.3081 7768.826 1480.1575 7881.4336 1536.7783 C 7881.4336 1495.1064 7881.4336 1453.4081 7881.4336 1411.7097 C 7834.6284 1406.3916 7766.049 1422.8752 7756.365 1380.436 C 7756.365 1349.1624 7756.365 1317.915 7756.365 1286.6677 C 7834.6025 1290.5306 7854.208 1346.3313 7881.4336 1255.394 C 7807.72 1245.7367 7823.2515 1146.8091 7725.1177 1161.5992 C 7719.3228 1253.3302 7694.24 1392.21 7693.8174 1568.0521 z M 10820.318 1286.6676 C 10608.255 1387.5269 10346.106 1280.4763 10163.755 1286.6676 C 10296.18 1448.778 10795.871 1613.6663 10820.318 1286.6676 z M 7850.1597 1599.3258 C 7753.7983 1786.6509 7965.8354 1752.4402 7850.1597 1599.3258 L 7850.1597 1599.3258 z M 7631.296 1943.2312 C 7640.4766 1924.049 7709.1104 1822.8988 7631.296 1818.1892 C 7622.168 1837.345 7553.5083 1938.5481 7631.296 1943.2312 z M 10695.251 1880.7102 C 10777.43 1961.9901 10719.856 1830.2013 10820.318 1849.4629 C 10797.696 1920.6095 10792.432 2009.1919 10757.798 2068.2998 C 10800.871 2066.9502 10826.483 2083.0369 10851.618 2099.5735 C 10830.319 1969.5571 11122.684 1942.7812 10945.387 1849.4628 C 10916.574 2017.2086 10846.803 1787.6296 10757.798 1818.189 C 10757.428 1859.4906 10703.003 1846.7375 10695.251 1880.7102 z M 10163.729 1943.2312 C 10247.839 1964.7684 10224.186 1878.62 10257.55 1849.4629 C 10189.367 1843.7743 10158.066 1875.0216 10163.729 1943.2312 z M 10945.361 2162.0945 C 11042.226 2174.1594 11072.679 2011.52 10976.662 2005.7787 C 10950.389 2042.0531 10935.439 2089.5986 10945.361 2162.0945 z M 7912.7075 2099.5735 C 7894.292 2128.3865 8099.424 2123.2007 8068.997 2037.0524 C 8009.9146 2050.8901 7880.5596 1994.5073 7912.7075 2099.5735 z M 10257.551 2162.0945 C 10337.11 2158.258 10378.782 2116.5862 10382.6455 2037.026 C 10330.522 2037.026 10278.399 2037.026 10226.303 2037.026 C 10223.975 2091.5037 10233.235 2134.2605 10257.551 2162.0945 z M 13978.095 2537.2737 C 13998.097 2381.8044 13883.058 2361.3257 13884.273 2224.6418 C 13780.053 2224.6418 13675.86 2224.6418 13571.668 2224.6418 C 13682.687 2353.256 13831.858 2443.77 13978.095 2537.2737 z M 7943.9546 2599.7947 C 7817.5894 2489.8337 7870.215 2700.3892 7943.9546 2599.7947 L 7943.9546 2599.7947 z M 9694.781 2631.0686 C 9715.63 2631.0686 9736.506 2631.0686 9757.303 2631.0686 C 9757.303 2610.2192 9757.303 2589.3704 9757.303 2568.5476 C 9736.506 2568.5476 9715.63 2568.5476 9694.781 2568.5476 C 9694.781 2589.37 9694.781 2610.2192 9694.781 2631.0686 z M 13915.573 2662.3423 C 13967.695 2662.3423 14019.766 2662.3423 14071.862 2662.3423 C 14081.784 2515.7896 13927.294 2578.6545 13915.573 2662.3423 z M 7224.8433 2787.4106 C 7245.6924 2787.4106 7266.515 2787.4106 7287.3643 2787.4106 C 7289.0845 2747.4321 7327.475 2744.0984 7318.665 2693.616 C 7287.3643 2693.616 7256.117 2693.616 7224.8438 2693.616 C 7224.8433 2724.8633 7224.8433 2756.137 7224.8433 2787.4106 z M 8256.612 2787.4106 C 8311.964 2780.267 8413.166 2818.9226 8381.681 2724.8633 C 8339.956 2724.8633 8298.284 2724.8633 8256.612 2724.8633 C 8256.612 2745.7124 8256.612 2766.5352 8256.612 2787.4106 z M 8412.928 2818.658 C 8527.466 2956.5852 8485.397 2978.2546 8412.928 3131.2898 C 8454.6 3131.2898 8496.298 3131.2898 8538.022 3131.2898 C 8596.046 2975.6619 8532.281 2895.0962 8725.612 2943.7 C 8714.05 2777.9915 8493.52 2940.9485 8600.544 2724.8633 C 8462.114 2680.2546 8518.735 2830.6438 8412.928 2818.658 z M 12977.626 2974.9739 C 13002.443 2864.2988 13093.196 2819.5842 13133.941 2724.8633 C 13037.475 2744.3894 12893.62 2878.7449 12977.626 2974.9739 z M 9194.561 2787.4106 C 9190.01 2875.3052 9271.157 2877.5806 9350.876 2881.179 C 9356.142 2784.4739 9240.862 2740.5796 9194.561 2787.4106 z M 13259.01 2849.9316 C 13259.01 2829.0562 13259.01 2808.2334 13259.01 2787.4106 C 13201.304 2683.5352 13106.583 2881.2585 13259.01 2849.9316 z M 7381.1855 3006.2476 C 7465.534 3025.4563 7638.0957 2897.4775 7693.7905 2787.4106 C 7579.544 2850.3286 7414.9727 2862.8965 7381.1855 3006.2476 z M 8819.3545 2943.7 C 9253.959 3099.5662 8899.471 2556.694 8819.3545 2943.7 L 8819.3545 2943.7 z M 10413.893 2912.4526 C 10515.836 2920.5754 10564.361 2875.3318 10570.208 2787.4106 C 10494.088 2805.0583 10409.368 2814.1338 10413.893 2912.4526 z M 6724.622 2912.4526 C 6783.703 2898.5886 6913.0317 2954.9714 6880.938 2849.9316 C 6803.4146 2845.3281 6729.226 2844.1108 6724.622 2912.4526 z M 6943.4585 2912.4526 C 6974.7324 2912.4526 7005.98 2912.4526 7037.254 2912.4526 C 7041.3022 2856.3345 7006.218 2839.2954 6943.4585 2849.9316 C 6943.4585 2870.781 6943.4585 2891.6038 6943.4585 2912.4526 z M 7787.638 3037.5215 C 7819.494 2996.458 7818.277 2922.2688 7850.1597 2881.1792 C 7714.878 2833.5806 7681.4087 3024.0276 7787.638 3037.5215 z M 10288.824 3006.2476 C 10288.824 2964.576 10288.824 2922.8774 10288.824 2881.1792 C 10146.372 2853.3186 10173.969 3117.6638 10288.824 3100.0427 C 10317.319 3091.5496 10371.877 2961.5862 10320.099 2974.974 C 10318.299 2994.077 10315.468 3011.989 10288.824 3006.2476 z M 9663.534 3006.2476 C 9666.364 2956.9822 9743.253 2981.7737 9726.055 2912.453 C 9694.755 2912.453 9663.534 2912.453 9632.234 2912.453 C 9637.129 2949.2563 9626.863 3001.194 9663.534 3006.2476 z M 9944.918 3256.3582 C 10001.063 3252.3364 10018.076 3287.4204 10007.439 3350.1528 C 10078.48 3327.3723 10251.386 3406.4563 10226.276 3287.6318 C 10173.704 3188.5981 10046.889 3282.737 10007.439 3225.0845 C 10035.724 3128.3528 10085.307 3052.8672 10132.508 2974.9473 C 9935.658 2988.5732 9782.94 2889.3281 9757.303 3100.0159 C 9852.791 3101.656 9832.312 2987.4092 9944.918 3006.221 C 10011.858 3090.1733 10011.858 3172.4324 9944.918 3256.3582 z M 13978.095 3037.5215 C 13979.735 2983.7317 13954.019 2957.3792 13915.574 2943.7266 C 13913.881 2997.5164 13939.598 3023.869 13978.095 3037.5215 z M 9288.328 3162.5635 C 9407.1 3166.691 9435.859 3080.7805 9444.67 2974.9739 C 9339.737 2984.7104 9319.973 3079.5637 9288.328 3162.5635 z M 6099.332 3037.5215 C 6086.738 3139.5977 6024.561 3192.0647 5880.4424 3162.5898 C 5895.5503 3261.0679 5784.5044 3233.366 5817.9214 3350.1794 C 5995.9067 3189.498 6200.112 3237.626 6318.1426 3006.2476 C 6225.089 3004.6335 6159.5513 3098.2168 6099.332 3037.5215 z M 8725.587 3162.5635 C 8855.894 3129.3318 8863.487 3154.4673 9006.971 3162.5635 C 9007.368 3100.4392 9092.3 3122.823 9069.492 3037.4949 C 8942.703 3091.7874 8758.104 2919.5967 8725.587 3162.5635 z M 9444.697 3100.0425 C 9409.958 3198.203 9430.013 3182.6453 9475.944 3256.3582 C 9576.327 3241.0388 9761.694 3088.0833 9632.26 3037.5215 C 9628.768 3117.3726 9527.565 3099.5662 9444.697 3100.0425 z M 10320.098 3256.3582 C 10357.06 3292.368 10430.614 3291.7593 10507.714 3287.6318 C 10506.364 3244.5842 10522.451 3218.9724 10538.961 3193.8372 C 10414.792 3224.2378 10526.129 3019.1064 10413.893 3037.5215 C 10395.716 3123.5903 10336.025 3168.1196 10320.098 3256.3582 z M 6787.143 3162.5635 C 6807.992 3162.5635 6828.841 3162.5635 6849.664 3162.5635 C 6849.664 3141.7407 6849.664 3120.8652 6849.664 3100.0425 C 6828.8154 3100.0425 6807.992 3100.0425 6787.143 3100.0425 C 6787.143 3120.8916 6787.143 3141.7407 6787.143 3162.5635 z M 8069.023 3287.6318 C 8033.675 3218.7344 8033.066 3115.1501 7943.9546 3100.0422 C 7946.494 3201.7483 7983.986 3268.476 8069.023 3287.6318 z M 8756.834 3350.1794 C 8764.004 3238.8164 8711.881 3186.6936 8600.544 3193.8374 C 8596.866 3364.2556 8718.31 3409.5522 8850.654 3443.948 C 8865.947 3239.584 9286.529 3384.02 9288.3545 3256.3586 C 9178.659 3220.587 9085.843 3249.1882 9194.56 3100.0427 C 9005.277 3140.0474 8969.479 3333.537 8756.834 3350.1794 z M 9882.397 3162.5635 C 9903.22 3162.5635 9924.069 3162.5635 9944.918 3162.5635 C 9944.918 3141.7407 9944.918 3120.8652 9944.918 3100.0425 C 9924.069 3100.0425 9903.221 3100.0425 9882.397 3100.0425 C 9882.397 3120.8916 9882.397 3141.7407 9882.397 3162.5635 z M 5567.811 3318.9055 C 5694.493 3356.794 5875.495 3169.1514 5755.4004 3162.5635 C 5683.9365 3205.7434 5560.3496 3196.774 5567.811 3318.9055 z M 9601.014 3350.1794 C 9774.978 3257.0198 9831.068 3404.7366 9913.6455 3256.3848 C 9854.563 3252.919 9891.923 3153.0122 9819.824 3162.59 C 9809.717 3287.9229 9628.186 3241.8855 9601.014 3350.1794 z M 5348.9478 3287.6318 C 5380.2217 3287.6318 5411.495 3287.6318 5442.742 3287.6318 C 5446.7637 3231.4873 5411.7065 3214.4482 5348.9478 3225.0845 C 5348.9478 3245.9602 5348.9478 3266.783 5348.9478 3287.6318 z M 8350.381 3537.7424 C 8266.19 3476.0415 8265.529 3330.7854 8225.3125 3225.1106 C 8170.8076 3318.3765 8199.277 3550.8923 8350.381 3537.7424 z M 7818.8857 3287.6318 C 7772.0806 3292.95 7703.501 3276.4666 7693.7905 3318.9055 C 7735.357 3359.493 7810.155 3360.1013 7818.8857 3287.6318 z M 10476.414 3569.0164 C 10565.42 3543.3784 10635.11 3498.4783 10664.03 3412.674 C 10669.295 3334.4368 10615.981 3314.8047 10570.209 3287.632 C 10559.758 3402.2495 10446.304 3413.8647 10476.414 3569.0164 z M 9194.561 3506.4688 C 9230.835 3532.7156 9278.407 3547.7175 9350.876 3537.7427 C 9307.167 3379.3633 9494.307 3451.9119 9475.944 3318.906 C 9303.542 3302.819 9252.08 3407.7 9194.561 3506.4688 z M 5317.674 3412.674 C 5315.478 3539.9387 5433.2173 3547.2678 5567.8105 3537.7427 C 5587.734 3605.9524 5479.175 3637.226 5599.0845 3631.5376 C 5634.6973 3561.3965 5764.4756 3423.8132 5692.8794 3350.153 C 5601.254 3513.0835 5492.7217 3349.7031 5317.674 3412.674 z M 7756.3643 3443.9478 C 7676.3013 3458.5527 7579.1465 3333.3518 7537.5273 3412.6738 C 7568.696 3446.9639 7707.946 3530.0435 7756.3643 3443.9478 z M 5005.042 3475.2217 C 4949.903 3447.9429 4908.2314 3370.5789 4879.9736 3475.2217 C 4951.2524 3432.2798 4997.5015 3555.8137 5005.042 3475.2217 z M 6943.4585 3443.9478 C 6817.0938 3334.0134 6869.7197 3544.5422 6943.4585 3443.9478 L 6943.4585 3443.9478 z M 8975.671 3475.2217 C 9031.074 3468.1042 9132.277 3506.7334 9100.766 3412.7004 C 9059.067 3412.7004 9017.422 3412.7004 8975.671 3412.7004 C 8975.671 3433.5498 8975.671 3454.3726 8975.671 3475.2217 z M 9632.261 3600.2903 C 9748.571 3633.1777 9693.538 3494.8538 9757.329 3475.2217 C 9769.553 3519.8567 9794.873 3527.953 9757.329 3569.0164 C 9778.178 3569.0164 9799.054 3569.0164 9819.851 3569.0164 C 9854.934 3562.4016 9868.56 3534.3293 9882.398 3506.4688 C 9826.28 3510.517 9809.215 3475.433 9819.851 3412.674 C 9697.56 3415.4788 9607.972 3450.959 9632.261 3600.2903 z M 5223.879 3600.2903 C 5155.4575 3688.185 5120.4004 3809.47 5067.563 3912.9485 C 5163.898 3936.3376 5105.663 3805.157 5223.879 3850.4272 C 5152.5474 3718.9558 5306.2437 3675.4053 5286.4 3506.4956 C 5222.371 3495.1187 5081.533 3402.038 5036.2896 3475.2217 C 5077.141 3538.5894 5201.786 3518.1367 5223.879 3600.2903 z M 8569.244 3787.8796 C 8564.402 3699.6943 8452.087 3562.7725 8600.545 3443.948 C 8411.341 3438.656 8392.846 3762.4795 8569.244 3787.8796 z M 9788.603 3944.1956 C 9851.124 3944.1956 9913.671 3944.1956 9976.192 3944.1956 C 10002.068 3855.825 9932.139 3863.2065 9944.918 3787.8796 C 10031.014 3728.0574 10177.328 3728.481 10195.029 3600.2903 C 10114.966 3566.397 10045.937 3695.2493 10007.439 3600.2903 C 10017.071 3526.5508 10116.024 3542.1082 10101.208 3443.948 C 10038.687 3443.948 9976.166 3443.948 9913.6455 3443.948 C 9971.218 3610.6353 9815.617 3765.3108 9788.603 3944.1956 z M 8131.544 3475.2217 C 8046.6655 3494.5889 7883.418 3435.5342 7850.1597 3506.4956 C 7887.3066 3534.4617 8146.1226 3594.5222 8131.544 3475.2217 z M 9413.397 3569.0164 C 9444.698 3569.0164 9475.919 3569.0164 9507.192 3569.0164 C 9507.192 3537.7424 9507.192 3506.4688 9507.192 3475.2217 C 9486.37 3475.2217 9465.494 3475.2217 9444.698 3475.2217 C 9442.951 3515.1736 9404.56 3518.5073 9413.397 3569.0164 z M 8881.902 3600.2903 C 8902.725 3600.2903 8923.548 3600.2903 8944.423 3600.2903 C 8993.054 3523.3494 8838.22 3508.321 8850.628 3569.0164 C 8869.731 3570.789 8887.67 3573.6729 8881.902 3600.2903 z M 10320.098 3600.2903 C 10340.92 3600.2903 10361.796 3600.2903 10382.6455 3600.2903 C 10382.6455 3579.4412 10382.6455 3558.6184 10382.6455 3537.7427 C 10361.796 3537.7427 10340.921 3537.7427 10320.098 3537.7427 C 10320.098 3558.618 10320.098 3579.441 10320.098 3600.2903 z M 4848.7 3694.085 C 4929.795 3752.3198 5113.019 3703.7954 5098.837 3569.0164 C 4982.7905 3578.012 4884.0747 3604.3645 4848.7 3694.085 z M 6255.6216 3819.1533 C 6324.598 4015.1301 6622.6514 3995.5508 6849.69 4037.99 C 7033.47 4072.3594 7309.2188 4243.5713 7349.9116 4037.99 C 7092.1016 3985.867 6843.155 3999.6519 6630.827 3944.1953 C 6319.7563 3862.968 6101.3164 3583.727 5786.6475 3600.2898 C 5936.825 3674.3733 6072.3184 3876.1975 6255.6216 3819.1533 z M 7412.4326 3787.8796 C 7416.1104 3627.0396 7160.5757 3561.5022 7068.501 3600.2903 C 7168.9365 3677.0193 7296.466 3726.6553 7412.4326 3787.8796 z M 9069.491 3662.811 C 9069.491 3641.9883 9069.491 3621.1125 9069.491 3600.2898 C 9011.786 3496.4146 8917.065 3694.138 9069.491 3662.811 z M 7912.7075 3631.5376 C 7837.8306 3612.6199 7770.0176 3586.5847 7662.57 3600.2637 C 7671.487 3687.9993 7909.426 3725.9937 7912.7075 3631.5376 z M 5098.837 4037.9905 C 5246.6333 4050.2935 5324.1826 3992.3496 5317.674 3850.4272 C 5458.009 3874.3987 5616.6265 3620.2927 5380.195 3631.5637 C 5406.4414 3822.3547 5202.8706 3892.4167 5098.837 4037.9905 z M 7975.2544 3694.085 C 8123.051 3681.729 8236.16 3704.1125 8350.406 3725.359 C 8295.744 3620.1074 8027.562 3629.5266 7975.2544 3694.085 z M 4504.7944 3725.3323 C 4583.27 3699.5881 4774.0083 3786.107 4754.9053 3662.811 C 4671.535 3662.811 4588.1646 3662.811 4504.7944 3662.811 C 4504.7944 3683.6604 4504.7944 3704.5095 4504.7944 3725.3323 z M 9319.629 3850.4006 C 9475.706 3881.4363 9462.187 3742.8474 9507.191 3662.811 C 9404.903 3685.5918 9369.423 3775.153 9319.629 3850.4006 z M 10226.303 3756.6057 C 10273.028 3806.215 10404.553 3802.3257 10382.6455 3694.0845 C 10339.571 3695.4338 10313.934 3679.3472 10288.824 3662.8105 C 10281.362 3707.42 10237.336 3715.5425 10226.303 3756.6057 z M 8694.286 3975.4429 C 8727.57 3997.88 8838.299 4097.5483 8881.902 4006.7168 C 8854.067 3940.7297 8748.632 3952.4243 8756.807 3850.401 C 8793.16 3792.9336 8922.754 3828.7314 8881.902 3694.0588 C 8745.113 3713.6377 8685.423 3810.2632 8694.286 3975.4429 z M 7787.638 3787.8796 C 7725.488 3787.483 7747.8975 3702.5781 7662.57 3725.3584 C 7629.6553 3804.4163 7768.006 3863.9475 7787.638 3787.8796 z M 10382.6455 4006.7166 C 10688.609 4012.061 10512.477 3890.8555 10601.482 3725.3323 C 10489.511 3780.1008 10407.119 3864.4768 10382.6455 4006.7166 z M 4567.3154 3912.9485 C 4731.8594 3873.4724 4752.682 3977.6921 4879.947 3975.4695 C 5001.761 3731.7087 4659.6553 3801.2412 4567.3154 3912.9485 z M 4942.521 3850.4006 C 4991.654 3847.4106 5050.921 3854.581 5036.316 3787.853 C 5015.467 3787.853 4994.617 3787.853 4973.7944 3787.853 C 4973.8477 3819.2327 4948.4478 3825.0798 4942.521 3850.4006 z M 9507.191 3912.9485 C 9528.014 3912.9485 9548.89 3912.9485 9569.713 3912.9485 C 9569.607 3881.5686 9595.033 3875.7217 9601.014 3850.4272 C 9561.009 3848.7073 9557.701 3810.3428 9507.192 3819.1533 C 9507.191 3850.4006 9507.191 3881.6746 9507.191 3912.9485 z M 4098.342 3881.6746 C 4101.94 4041.668 4201.8467 3924.1929 4317.205 3944.1956 C 4313.633 3784.1755 4213.753 3901.6506 4098.342 3881.6746 z M 8819.3545 4350.675 C 9023.719 4388.272 9076.451 4274.2104 9225.808 4256.8535 C 9143.681 4137.5796 9105.872 4026.666 9194.534 3881.6746 C 9004.483 3904.7727 9037.794 4118.053 9069.466 4288.1006 C 8991.016 4313.8716 8800.278 4227.326 8819.3545 4350.675 z M 659.2081 4037.9905 C 701.7796 4041.8533 1000.0444 4079.1328 1034.3873 3975.4692 C 950.0117 3929.8816 725.5392 3966.3147 659.2081 4037.9905 z M 9507.191 4350.675 C 9496.661 4246.5615 9379.53 4249.0483 9382.149 4131.8115 C 9410.036 4106.993 9520.553 3940.253 9382.149 3944.222 C 9271.316 4084.3455 9319.444 4333.239 9507.191 4350.675 z M 10320.098 4350.675 C 10320.5205 4288.5244 10405.426 4310.8813 10382.6455 4225.58 C 10081.497 4279.978 10437.943 3842.4634 10226.303 3975.4429 C 10237.151 4043.2554 10134.571 4309.8496 10320.098 4350.675 z M 4317.2046 4100.511 C 4396.765 4096.701 4438.463 4055.0295 4442.2734 3975.4426 C 4372.503 3989.0422 4330.8047 4030.7407 4317.2046 4100.511 z M 5036.2896 4006.7166 C 4994.009 3996.9004 4976.5728 3962.24 4911.2207 3975.4426 C 4898.0444 4092.415 5004.8833 4071.619 5036.2896 4006.7166 z M 8506.696 4006.7166 C 8387.926 3920.2505 8369.325 4121.44 8506.696 4006.7166 L 8506.696 4006.7166 z M 8194.064 4069.2378 C 8214.887 4069.2378 8235.736 4069.2378 8256.612 4069.2378 C 8305.189 3992.3235 8150.382 3977.295 8162.7915 4037.9639 C 8181.8413 4039.7632 8199.807 4042.6736 8194.064 4069.2378 z M 9632.261 4288.1006 C 9710.26 4265.8228 9760.716 4425.7104 9819.851 4319.3745 C 9710.895 4303.288 9774.051 4115.116 9757.329 4006.7166 C 9720.552 4011.638 9668.588 4001.3455 9663.561 4037.9905 C 9732.193 4078.683 9626.571 4206.9795 9632.261 4288.1006 z M 9913.645 4194.306 C 10021.092 4243.333 10061.996 3984.9675 9944.918 4006.7166 C 9967.566 4102.337 9890.943 4098.6855 9913.645 4194.306 z M 2066.13 4194.306 C 1829.7249 4172.557 1472.1139 4008.33 1253.2241 4037.9639 C 1205.3876 4044.4458 1173.9551 4095.8281 1128.1292 4100.485 C 839.0719 4129.933 593.22107 4081.7788 502.86588 4288.074 C 1084.7639 4079.9265 1758.446 4208.911 2441.2827 4288.074 C 2378.9204 4157.079 2146.828 4201.7407 2066.13 4194.306 z M 3816.957 4069.2378 C 3806.3738 4043.97 3733.9575 4031.5083 3723.1624 4069.2378 C 3702.472 4141.707 3845.3206 4136.865 3816.957 4069.2378 z M 4661.11 4100.511 C 4716.5137 4093.394 4817.664 4132.023 4786.1787 4037.99 C 4744.507 4037.99 4702.835 4037.99 4661.11 4037.99 C 4661.11 4058.8394 4661.11 4079.662 4661.11 4100.511 z M 5724.1265 4163.0586 C 5706.6377 4084.9539 5528.4937 4006.7693 5474.0156 4069.264 C 5596.6504 4061.2473 5590.221 4182.3467 5724.1265 4163.0586 z M 7537.5273 4100.511 C 7476.303 4095.0872 7359.781 3986.4492 7381.212 4131.785 C 7505.513 4222.3257 7717.1533 4102.8135 7818.912 4163.059 C 7815.102 4048.2563 7623.385 4108.1577 7537.5273 4100.511 z M 3410.5308 4225.58 C 3441.8047 4225.58 3473.052 4225.58 3504.3254 4225.58 C 3508.347 4169.4355 3473.2898 4152.4224 3410.5308 4163.0586 C 3410.5308 4183.8813 3410.5308 4204.7573 3410.5308 4225.58 z M 5005.042 4225.58 C 5058.832 4227.247 5085.1846 4201.5293 5098.837 4163.0586 C 5045.047 4161.365 5018.668 4187.1357 5005.042 4225.58 z M 8756.834 4163.0586 C 8558.528 4183.5376 8277.911 4121.8364 8131.544 4194.3325 C 8283.336 4243.201 8647.852 4258.785 8756.834 4163.0586 z M 3723.1624 4319.3745 C 3730.6501 4274.7656 3774.6501 4266.6694 3785.6836 4225.58 C 3721.3105 4198.1953 3645.2957 4306.675 3723.1624 4319.3745 z M 4504.7944 4288.1006 C 4558.5845 4289.7676 4584.937 4264.0503 4598.5894 4225.5796 C 4544.7993 4223.913 4518.447 4249.657 4504.7944 4288.1006 z M 5630.332 4256.8535 C 5611.3613 4238.8354 5482.033 4183.6694 5474.0156 4256.8535 C 5529.684 4238.174 5603.8735 4348.5054 5630.332 4256.8535 z M 7318.664 4413.143 C 7322.1562 4304.267 7186.5576 4298.605 7131.0747 4288.101 C 6911.4966 4246.6406 6581.6406 4326.8364 6349.416 4225.58 C 6325.154 4232.5913 6287.742 4226.4263 6286.895 4256.854 C 6564.1255 4375.678 6945.655 4390.151 7318.664 4413.143 z M 10101.208 4381.922 C 10115.416 4263.468 10005.402 4269.236 9944.918 4225.58 C 9909.86 4364.8564 10040.909 4338.028 10101.208 4381.922 z M 4754.905 4444.4697 C 4813.1396 4414.5454 4859.389 4538.079 4879.9736 4444.4697 C 4744.4272 4401.5806 4882.3813 4315.697 4911.2476 4256.8535 C 4810.547 4270.7974 4729.6904 4304.5845 4754.905 4444.4697 z M 3754.4363 4444.4697 C 3785.9746 4468.6523 3870.641 4594.3027 3910.7783 4506.964 C 3717.4739 4454.4707 3913.927 4381.5254 3942.0522 4288.1274 C 3838.3882 4299.1074 3806.4268 4381.737 3754.4363 4444.4697 z M 4004.5466 4475.6904 C 4101.86 4447.962 4115.8037 4336.8374 4192.136 4288.101 C 4068.6553 4289.6885 4006.1077 4352.2095 4004.5466 4475.6904 z M 4348.4785 4350.675 C 4368.0312 4477.966 4560.5156 4595.8906 4692.384 4506.964 C 4618.2217 4486.274 4482.543 4480.797 4411.0 4381.922 C 4450.2905 4369.09 4474.8965 4341.5996 4473.521 4288.1006 C 4388.2188 4265.3203 4410.6025 4350.2515 4348.4785 4350.675 z M 5442.742 4413.143 C 5432.0 4340.568 5422.528 4266.67 5317.674 4288.101 C 5296.2427 4392.9287 5370.1406 4402.401 5442.742 4413.143 z M 8256.612 4350.675 C 8287.859 4350.675 8319.134 4350.675 8350.381 4350.675 C 8354.43 4294.504 8319.372 4277.465 8256.612 4288.1274 C 8256.612 4308.95 8256.612 4329.7993 8256.612 4350.675 z M 5286.4263 4444.4697 C 5151.648 4464.6045 5188.2656 4313.3423 5067.59 4319.3745 C 5046.952 4435.5796 5216.5234 4522.3364 5286.4263 4444.4697 z M 5880.4424 4381.922 C 5901.2915 4381.922 5922.141 4381.922 5942.964 4381.922 C 5942.964 4361.0464 5942.964 4340.2236 5942.964 4319.3745 C 5922.141 4319.3745 5901.265 4319.3745 5880.4424 4319.3745 C 5880.4424 4340.2236 5880.4424 4361.0464 5880.4424 4381.922 z M 7381.1855 4413.143 C 7506.228 4413.143 7631.2695 4413.143 7756.3643 4413.143 C 7719.8525 4289.953 7417.6714 4289.953 7381.1855 4413.143 z M 8506.696 4444.4697 C 8545.141 4378.6943 8694.947 4424.2554 8725.56 4350.675 C 8703.335 4311.0933 8390.968 4351.945 8506.696 4444.4697 z M 9163.286 4444.4697 C 9240.969 4449.126 9293.038 4428.3037 9319.629 4381.948 C 9272.639 4332.0483 9187.998 4382.7686 9163.286 4444.4697 z M 8100.27 4444.4697 C 8121.0923 4444.4697 8141.9683 4444.4697 8162.7915 4444.4697 C 8162.7915 4423.5938 8162.7915 4402.771 8162.7915 4381.948 C 8141.9688 4381.948 8121.0933 4381.948 8100.27 4381.948 C 8100.27 4402.7446 8100.27 4423.5674 8100.27 4444.4697 z M 8913.176 4506.964 C 8971.385 4502.6777 9017.66 4486.4062 9038.219 4444.4697 C 8966.938 4435.6855 8920.717 4451.9834 8913.176 4506.964 z M 659.2081 4882.17 C 524.7998 4864.2573 283.87027 4865.739 252.75525 5038.486 C 480.72025 5003.7456 659.84314 4831.952 909.3452 4913.417 C 1015.8136 4892.25 771.60315 4809.515 878.0715 4788.348 C 1120.8002 4872.8296 1205.0171 4666.508 1378.2926 4788.348 C 1416.9482 4687.1714 1277.116 4764.4565 1315.7716 4663.28 C 1454.1752 4629.0425 1471.2407 4716.223 1565.8822 4725.801 C 1953.7085 4520.352 2390.5354 4702.5176 2879.0093 4506.9375 C 2140.6367 4557.076 1158.768 4496.513 659.2081 4882.17 z M 5036.2896 4506.964 C 4996.311 4505.271 4992.9775 4466.906 4942.4946 4475.69 C 4893.8906 4552.6313 5048.698 4567.633 5036.2896 4506.964 z M 8819.3545 4506.964 C 8779.112 4463.8896 8683.571 4476.034 8600.519 4475.69 C 8562.074 4579.6455 8811.84 4552.181 8819.3545 4506.964 z M 8881.902 4600.759 C 9020.809 4780.9136 9301.822 4594.3027 9413.397 4475.69 C 9245.492 4526.676 9099.601 4599.621 8881.902 4600.759 z M 6787.143 4632.0327 C 6759.7324 4531.65 6868.238 4567.21 6880.938 4506.938 C 6784.3647 4466.086 6703.561 4595.6787 6787.143 4632.0327 z M 7256.117 4506.964 C 7191.374 4525.5645 7050.721 4468.335 7037.254 4538.238 C 7148.5107 4511.806 7224.605 4628.752 7256.117 4506.964 z M 9976.192 4569.4854 C 10031.569 4562.368 10132.772 4600.9707 10101.234 4506.964 C 10042.999 4511.2505 9996.751 4527.5225 9976.192 4569.4854 z M 3660.6416 4600.759 C 3681.517 4600.759 3702.3398 4600.759 3723.1626 4600.759 C 3723.1626 4579.936 3723.1626 4559.1133 3723.1626 4538.238 C 3702.3137 4538.238 3681.491 4538.238 3660.6416 4538.238 C 3660.6416 4559.114 3660.6416 4579.9365 3660.6416 4600.759 z M 11320.566 4632.0327 C 11328.028 4587.3975 11372.081 4579.275 11383.114 4538.2114 C 11318.715 4510.827 11242.699 4619.306 11320.566 4632.0327 z M 4411.0 4632.0327 C 4459.207 4537.6294 4249.207 4549.774 4254.6577 4600.7324 C 4327.179 4590.784 4374.7256 4605.76 4411.0 4632.0327 z M 6880.938 4600.759 C 6865.593 4713.3125 7179.944 4690.9023 7131.0757 4569.485 C 7056.1978 4588.403 6988.4116 4614.4375 6880.938 4600.759 z M 8162.7915 4663.306 C 8184.302 4579.2217 8098.1807 4602.849 8068.996 4569.485 C 8050.29 4650.739 8081.591 4682.012 8162.7915 4663.306 z M 3785.6836 4694.58 C 3787.4563 4675.4775 3790.34 4657.565 3816.9575 4663.306 C 3813.4387 4625.18 3807.6177 4589.2495 3754.4363 4600.759 C 3759.331 4637.536 3749.0652 4689.527 3785.6836 4694.58 z M 7224.8433 4663.306 C 7256.117 4663.306 7287.3643 4663.306 7318.664 4663.306 C 7322.686 4607.1353 7287.576 4590.1226 7224.8433 4600.759 C 7224.8433 4621.6084 7224.8433 4642.457 7224.8433 4663.306 z M 9382.15 4725.8276 C 9461.287 4690.3203 9559.395 4673.8105 9600.986 4600.7324 C 9474.066 4588.4824 9383.155 4612.189 9382.15 4725.8276 z M 9694.781 4725.8276 C 9817.627 4723.5522 9867.315 4648.1987 9944.918 4600.7324 C 9847.578 4628.514 9729.865 4635.8164 9694.781 4725.8276 z M 10132.508 4663.306 C 10153.356 4663.306 10174.18 4663.306 10195.029 4663.306 C 10195.029 4642.457 10195.029 4621.608 10195.029 4600.759 C 10174.18 4600.759 10153.356 4600.759 10132.508 4600.759 C 10132.508 4621.6084 10132.508 4642.457 10132.508 4663.306 z M 3973.2993 4725.8276 C 4013.2778 4727.5205 4016.5852 4765.9116 4067.094 4757.1016 C 4068.761 4703.3115 4042.9905 4676.959 4004.5466 4663.3066 C 4004.6526 4694.686 3979.2263 4700.4805 3973.2993 4725.8276 z M 346.55005 4788.375 C 401.95377 4781.231 503.10394 4819.8604 471.6186 4725.8535 C 429.92023 4725.8535 388.2219 4725.8535 346.55005 4725.8535 C 346.55005 4746.6504 346.55005 4767.4995 346.55005 4788.375 z M 3816.957 4788.375 C 3872.3606 4781.231 3973.5374 4819.8604 3942.0256 4725.8535 C 3900.3274 4725.8535 3858.6555 4725.8535 3816.957 4725.8535 C 3816.957 4746.6504 3816.957 4767.4995 3816.957 4788.375 z M 7912.7075 4788.375 C 7863.3887 4785.544 7888.207 4708.63 7818.886 4725.8535 C 7769.488 4812.1875 7900.0337 4866.11 7912.7075 4788.375 z M 7005.98 4788.375 C 6987.0356 4770.33 6857.6807 4715.1646 6849.664 4788.375 C 6927.346 4747.682 6979.4155 4880.0796 7005.98 4788.375 z M 4536.068 4850.896 C 4567.342 4850.896 4598.6157 4850.896 4629.8364 4850.896 C 4633.885 4794.752 4598.801 4777.7124 4536.068 4788.375 C 4536.068 4809.1978 4536.068 4830.047 4536.068 4850.896 z M 8131.544 4882.17 C 8131.544 4850.896 8131.544 4819.6484 8131.544 4788.375 C 8100.27 4788.375 8069.023 4788.375 8037.723 4788.375 C 8032.0337 4856.5845 8063.361 4887.832 8131.544 4882.17 z M 8194.064 4850.896 C 8253.173 4837.0317 8382.501 4893.4146 8350.38 4788.375 C 8272.858 4783.7446 8198.669 4782.528 8194.064 4850.896 z M 8694.286 4788.375 C 8590.093 4788.375 8485.848 4788.375 8381.681 4788.375 C 8361.387 4889.075 8714.579 4889.075 8694.286 4788.375 z M 8756.834 4850.896 C 8812.291 4843.7524 8913.414 4882.4077 8881.929 4788.375 C 8840.23 4788.375 8798.585 4788.375 8756.834 4788.375 C 8756.834 4809.1978 8756.834 4830.047 8756.834 4850.896 z M 5474.0156 4819.622 C 5427.2373 4824.9404 5358.6313 4808.43 5348.9473 4850.896 C 5390.487 4891.4565 5465.285 4892.092 5474.0156 4819.622 z M 4911.2476 5226.075 C 4978.584 5320.24 5103.6523 5274.2295 5192.6055 5226.075 C 5199.22 5115.2676 5045.947 5164.3213 5067.5635 5038.486 C 5173.4233 5019.303 5309.0225 5029.807 5286.4 4882.17 C 5140.218 4897.463 5082.962 4919.264 4973.7686 4850.896 C 4936.065 4959.084 4916.592 5085.502 4911.2476 5226.075 z M 9601.014 4913.417 C 9656.443 4906.273 9757.567 4944.9287 9726.082 4850.896 C 9654.803 4842.138 9608.501 4858.41 9601.014 4913.417 z M 3410.5308 5038.486 C 3547.479 4962.312 3713.0027 5055.049 3816.957 4913.417 C 3601.0835 4927.5454 3450.2712 4831.7666 3410.5308 5038.486 z M 4817.4263 5288.6226 C 4771.9707 5112.648 4820.839 5048.91 4879.9473 4913.417 C 4665.476 4862.141 4608.511 5283.8335 4817.4263 5288.6226 z M 5255.153 5101.007 C 5258.275 5173.291 5392.6567 5272.827 5442.742 5194.802 C 5396.9697 5167.629 5343.6294 5147.997 5348.9478 5069.733 C 5406.9707 5052.35 5572.9966 4984.431 5599.0845 5038.459 C 5550.0044 5051.9 5572.362 5136.7783 5474.0156 5100.98 C 5498.0137 5202.0244 5560.5347 5264.5723 5661.6055 5288.596 C 5730.794 5219.8843 5606.7837 5184.6943 5599.084 5100.98 C 5655.493 5032.321 5824.853 5076.6387 5817.921 4944.664 C 5552.7295 4913.232 5367.865 4920.746 5255.153 5101.007 z M 7631.296 4975.938 C 7680.4023 4972.948 7739.6953 4980.1187 7725.117 4913.417 C 7704.241 4913.417 7683.419 4913.417 7662.5957 4913.417 C 7662.676 4944.77 7637.2495 4950.6177 7631.296 4975.938 z M 3191.6675 5038.486 C 2914.3577 5122.6763 2446.9976 5259.2275 2191.1985 5351.1436 C 1951.486 5437.2393 1686.7968 5441.8164 1472.1138 5507.433 C 1459.2286 5511.3755 1388.8495 5597.7354 1347.0453 5601.2544 C 1232.6924 5610.8057 1253.0918 5565.4297 1190.7294 5663.776 C 1108.5234 5673.0625 1166.0967 5542.4907 1065.6609 5569.954 C 1001.57874 5683.037 816.74084 5675.338 659.2344 5695.0493 C 666.7221 5608.716 775.4923 5623.691 815.55023 5569.954 C 668.389 5537.437 658.33484 5642.053 596.68695 5695.0493 C 508.89816 5736.959 373.5109 5663.749 346.60278 5820.1177 C 921.51587 5797.8135 1541.4875 5649.832 2066.1826 5476.186 C 2229.1924 5422.238 2381.8306 5315.584 2535.1565 5288.623 C 2798.8667 5242.1885 2956.6113 5219.9106 3160.4463 5132.281 C 3214.6597 5108.9976 3282.578 5038.883 3316.7886 5007.212 C 3251.516 4929.7686 3239.6099 5023.9336 3191.6675 5038.486 z M 5724.1265 5163.528 C 5763.7344 5217.7407 5829.8013 5245.469 5817.9214 5351.1436 C 5938.7036 5345.0054 6048.3203 5350.006 6130.6055 5382.4175 C 6083.0073 5150.299 6331.2925 5381.915 6318.142 5163.554 C 6238.291 5187.4463 6174.4204 5209.618 6130.6055 5132.2803 C 6100.0728 4950.168 6317.428 5134.8467 6286.895 5007.212 C 6058.9834 4894.579 5813.9 5033.988 5724.1265 5163.528 z M 3410.5308 5226.075 C 3609.6296 5143.8164 3898.6606 5151.436 4067.0945 5038.486 C 3825.4238 5069.574 3533.0327 5082.8823 3410.5308 5226.075 z M 6380.717 5194.802 C 6491.445 5211.735 6457.578 5084.0737 6568.306 5101.007 C 6554.416 5180.0117 6839.531 5213.825 6818.417 5101.007 C 6722.5317 5107.118 6398.9727 4927.8896 6380.717 5194.802 z M 4442.2734 5163.528 C 4497.677 5156.384 4598.8535 5195.0396 4567.342 5101.0063 C 4496.0635 5092.2754 4449.7876 5108.521 4442.2734 5163.528 z M 440.3448 5194.802 C 400.36627 5193.1084 397.0325 5154.7173 346.55002 5163.528 C 297.94608 5240.4688 452.7538 5255.4966 440.3448 5194.802 z M 2941.5566 5351.1436 C 3038.1826 5260.18 3298.506 5332.8877 3348.0095 5194.802 C 3197.0913 5231.499 2998.9978 5220.9688 2941.5566 5351.1436 z M 4411.0 5288.6226 C 4464.7896 5290.2896 4491.142 5264.5454 4504.7944 5226.075 C 4455.661 5229.0386 4396.3945 5221.868 4411.0 5288.6226 z M 12070.925 5351.1436 C 12168.794 5365.643 12210.466 5323.945 12195.993 5226.049 C 12164.692 5226.049 12133.472 5226.049 12102.172 5226.049 C 12109.21 5285.1567 12066.956 5295.0254 12070.925 5351.1436 z M 2597.6248 5476.186 C 2690.1233 5433.218 2823.4998 5431.101 2879.0093 5351.1436 C 2744.2305 5351.805 2638.4766 5381.5444 2597.6248 5476.186 z M 315.27628 5569.9805 C 360.52002 5688.1963 229.39253 5629.9883 252.75525 5726.3228 C 344.83026 5711.929 594.1736 5564.107 440.3713 5507.4595 C 471.85666 5601.492 370.70648 5562.8633 315.27628 5569.9805 z M 2191.1719 5601.2544 C 2212.0476 5601.2544 2232.87 5601.2544 2253.7195 5601.2544 C 2253.7195 5580.379 2253.7195 5559.556 2253.7195 5538.707 C 2232.87 5538.707 2212.0476 5538.707 2191.1719 5538.707 C 2191.1719 5559.556 2191.1719 5580.379 2191.1719 5601.2544 z M 1941.0879 5695.0493 C 1993.2373 5643.006 2169.344 5714.866 2159.9248 5601.2544 C 2082.7722 5628.3213 1943.4955 5593.2373 1941.0879 5695.0493 z M 9194.561 5726.3228 C 9290.075 5748.8916 9308.517 5694.3345 9382.177 5695.049 C 9394.136 5536.749 9170.589 5605.117 9194.561 5726.3228 z M 1003.1136 5945.1597 C 848.888 5983.604 644.5768 5928.359 502.8659 6070.2285 C 849.3906 6135.792 1166.7056 5923.3057 1378.2662 5851.3916 C 1496.0322 5811.3335 1705.7145 5861.102 1784.7191 5726.323 C 1485.0521 5740.4253 1242.191 5885.5757 1003.1136 5945.1597 z M 7537.5273 5851.3647 C 7397.537 5874.9395 7465.7197 5925.58 7381.212 5976.4336 C 7374.571 5941.376 7346.4727 5927.7764 7318.691 5913.912 C 7373.4863 6007.5747 7308.584 6072.53 7224.8696 6007.707 C 7206.825 6102.057 7113.957 6225.0356 7037.2803 6164.023 C 7017.119 6298.828 7168.4077 6262.1836 7162.3755 6382.886 C 7419.206 6337.5103 7442.9663 6059.036 7662.5967 5976.4336 C 7610.4214 5875.257 7616.85 5909.679 7631.296 5757.5967 C 7555.9697 5770.4023 7563.351 5700.473 7475.0063 5726.3228 C 7436.3506 5827.4727 7576.131 5750.1885 7537.5273 5851.3647 z M 6974.7324 5788.8438 C 6974.7324 5830.4897 6974.7324 5872.1875 6974.7324 5913.9126 C 7087.365 5911.8755 7121.153 5831.0186 7162.3486 5757.5967 C 7043.207 5724.815 7066.358 5883.353 6974.7324 5788.8438 z M 8725.587 5976.4336 C 8839.675 5996.7534 8892.115 5955.3726 8944.423 5913.912 C 8944.423 5966.0083 8944.423 6018.105 8944.423 6070.228 C 9084.308 6085.0713 9100.871 5976.566 9100.738 5851.3916 C 8960.933 5922.009 8747.309 5761.909 8725.587 5976.4336 z M 9225.808 6007.7075 C 9185.803 6006.014 9182.496 5967.623 9132.013 5976.4336 C 9083.382 6053.3745 9238.217 6068.3496 9225.808 6007.7075 z M 7381.1855 6382.886 C 7491.8345 6470.278 7606.187 6553.886 7756.3643 6601.723 C 7728.001 6456.176 7483.156 6253.32 7381.1855 6382.886 z M 8100.27 6601.723 C 8250.236 6668.848 8505.003 6758.727 8537.997 6851.8604 C 8544.639 6870.6196 8317.6 6983.3584 8537.997 6945.656 C 8707.172 6821.0894 8551.57 6641.808 8537.997 6445.434 C 8598.031 6328.277 8726.91 6279.99 8694.287 6070.2285 C 8258.438 6087.823 7665.0576 5852.662 7474.9814 6289.0654 C 7589.386 6401.381 7859.1025 6493.826 8100.27 6601.723 z M 7818.8857 6601.723 C 7856.298 6699.7773 7974.0376 6717.5312 8100.27 6726.818 C 8084.6865 6613.233 7888.6035 6562.5913 7818.8857 6601.723 z M 9350.876 6038.9546 C 9310.897 6037.261 9307.591 5998.87 9257.107 6007.6807 C 9208.478 6084.648 9363.285 6099.597 9350.876 6038.9546 z M 9538.466 6101.4756 C 9501.503 6096.951 9467.584 6045.807 9444.697 6101.4756 C 9481.58 6105.973 9515.553 6157.144 9538.466 6101.4756 z M 8756.834 6289.0654 C 8848.538 6286.975 8872.986 6217.575 8913.176 6163.9966 C 8811.232 6155.8477 8762.682 6201.1177 8756.834 6289.0654 z M 9569.713 6445.4077 C 9540.132 6287.3984 9452.952 6186.9097 9288.328 6163.9966 C 9352.675 6287.2925 9499.704 6327.853 9569.713 6445.4077 z M 9694.781 6257.818 C 9658.004 6248.4517 9616.306 6092.268 9569.713 6195.297 C 9631.784 6179.3687 9641.283 6367.779 9694.781 6257.818 z M 7443.7334 6539.176 C 7453.258 6456.705 7378.4604 6458.5303 7318.665 6445.407 C 7287.259 6549.7324 7362.03 6547.9067 7443.7334 6539.176 z M 9225.808 6976.902 C 9315.952 7033.8403 9441.893 7182.483 9569.713 7101.97 C 9510.896 6994.1787 9510.896 7022.1724 9569.713 6914.381 C 9479.4375 6848.367 9438.427 6732.9824 9319.629 6695.544 C 9331.8 6661.572 9357.146 6620.4814 9319.629 6664.27 C 9298.515 6737.957 9256.949 6837.626 9225.808 6976.902 z M 8444.202 6851.8604 C 8368.028 6782.1426 8278.811 6725.3896 8131.544 6726.7915 C 8154.192 6830.376 8349.005 6924.594 8444.202 6851.8604 z M 8631.765 6976.902 C 8652.613 6976.902 8673.489 6976.902 8694.286 6976.902 C 8694.286 6956.0264 8694.286 6935.204 8694.286 6914.381 C 8673.489 6914.381 8652.613 6914.381 8631.765 6914.381 C 8631.765 6935.204 8631.765 6956.0273 8631.765 6976.902 z M 8725.587 7070.6973 C 8780.038 7068.343 8822.82 7077.682 8850.654 7101.971 C 8876.901 7065.67 8891.903 7018.151 8881.929 6945.656 C 8845.654 6919.4087 8798.082 6904.407 8725.613 6914.382 C 8707.039 7014.1294 8784.244 7011.06 8725.587 7070.6973 z M 8913.176 7164.518 C 9109.947 7196.9824 9206.308 7329.883 9350.876 7414.602 C 9332.037 7193.781 9030.941 7255.085 9006.971 7039.4233 C 9178.209 7014.076 9159.291 7178.885 9319.629 7164.518 C 9257.24 7039.3174 9114.392 6994.497 9006.971 6914.381 C 8961.171 6983.2524 8911.959 7048.6313 8913.176 7164.518 z M 8506.696 7414.602 C 8599.301 7319.5635 8813.48 7346.181 8850.628 7195.7656 C 8664.203 7196.8774 8547.575 7267.944 8506.696 7414.602 z M 9507.191 7383.355 C 9528.967 7278.183 9442.95 7280.8555 9413.396 7227.0127 C 9423.848 7299.932 9445.438 7361.6855 9507.191 7383.355 z M 8256.612 8102.4395 C 8277.409 8102.4395 8298.258 8102.4395 8319.134 8102.4395 C 8319.134 8081.617 8319.134 8060.7417 8319.134 8039.9185 C 8298.258 8039.9185 8277.409 8039.9185 8256.612 8039.9185 C 8256.612 8060.7417 8256.612 8081.617 8256.612 8102.4395 z" svg:height="81.65014mm" draw:style-name="style-35" svg:viewBox="0.0 0.0 14511.613 8165.014" svg:width="145.11613mm" svg:x="0.002128601mm" svg:y="-5.1926065E-4mm"/>
            <draw:path svg:d="M 311.19354 250.11069 C 252.13858 253.57675 289.47128 353.48343 217.3987 343.90543 C 255.5252 409.97192 338.07516 431.6413 404.98828 468.9739 C 265.28833 581.95087 -107.271484 171.18533 29.78268 0.0 C 405.5968 91.757454 879.9418 -67.49517 1030.2781 343.90543 C 909.7339 216.13818 714.7095 210.82005 655.0989 93.768295 C 549.292 129.85742 605.9128 155.89244 467.50928 125.04202 C 535.29553 403.569 875.68195 256.77817 999.0043 437.70026 C 1107.0337 341.04797 1317.6948 202.75024 1467.9781 250.11069 C 1426.5973 333.7719 1270.8105 303.0538 1217.8676 375.17926 C 1306.0002 539.6178 1472.9786 387.9851 1593.0466 406.45297 C 1847.9463 445.6113 2017.4912 615.6326 2093.2942 844.15326 C 1861.7574 874.3951 1762.0625 874.3951 1530.5256 844.15326 C 1507.216 721.5717 1406.9124 675.984 1311.6888 625.28986 C 1278.1133 735.1184 1370.638 781.07654 1405.4836 844.15326 C 1436.387 900.13904 1523.3291 1007.454 1530.5256 1031.7427 C 1537.1931 1054.153 1440.6732 1209.5164 1530.5256 1281.8534 C 1499.252 1281.8534 1468.0046 1281.8534 1436.7573 1281.8534 C 1544.4163 1460.6324 1380.507 1663.2239 1186.6202 1719.5536 C 1047.5818 1528.4979 1003.5815 1293.8391 1061.5518 1031.7427 C 777.8126 1123.1827 686.0815 1406.6044 311.21988 1406.9219 C 189.61737 1035.685 521.299 873.9189 592.57776 594.04254 C 717.2759 576.8975 686.743 576.8975 811.44104 594.04254 C 633.45593 749.5646 419.32858 868.91815 404.9882 1188.0587 C 560.82776 1156.3352 617.6074 1025.5251 655.0989 875.427 C 856.9494 784.33093 830.78217 565.7322 999.0043 500.24783 C 764.901 421.6929 556.3829 317.55298 311.19354 250.11069 z M 217.3987 250.11069 C 223.0608 181.90114 191.78708 150.62741 123.603966 156.31595 C 117.91542 224.49896 149.18915 255.77269 217.3987 250.11069 z M 342.46725 218.83687 C 363.28995 218.83687 384.13916 218.83687 404.98828 218.83687 C 404.98828 197.98775 404.98828 177.16496 404.98828 156.28941 C 384.1126 156.28941 363.28995 156.28941 342.46725 156.28941 C 342.46725 177.16507 342.46725 197.98775 342.46725 218.83687 z M 999.0043 969.22174 C 1021.14984 946.12354 1076.9241 816.1868 967.757 844.15326 C 973.07526 890.9315 956.5917 959.5114 999.0043 969.22174 z M 717.6463 1125.5375 C 802.3129 1085.1356 910.81866 1068.5991 936.5097 969.22174 C 878.8834 1036.6375 716.2706 999.09314 717.6463 1125.5375 z" svg:height="17.195536mm" draw:style-name="style-36" svg:viewBox="0.0 0.0 2093.2942 1719.5536" svg:width="20.932943mm" svg:x="10.985858mm" svg:y="12.553684mm"/>
            <draw:path svg:d="M 30.785425 0.64353305 C 128.49586 -8.907724 -48.695347 90.97232 62.086 94.43827 C 9.380887 204.26683 -30.068415 21.572083 30.785425 0.64353305 z" svg:height="1.2932578mm" draw:style-name="style-37" svg:viewBox="0.0 0.0 62.086216 129.32578" svg:width="0.6208621mm" svg:x="111.96172mm" svg:y="35.057735mm"/>
            <draw:path svg:d="M 468.9741 159.85579 C 333.93066 191.57947 369.59628 393.98553 218.83676 410.01938 C 282.17834 367.633 255.77249 231.76959 312.65775 159.85579 C 331.76025 135.75237 473.41827 155.4637 406.45288 3.5398355 C 534.40533 -30.61788 402.21945 195.33609 562.76843 128.6085 C 443.17706 428.461 284.77103 833.88196 0.0 785.1983 C 8.651765 680.42316 135.6256 571.8647 187.58948 691.40356 C 311.46756 544.32196 396.7692 358.63724 468.9741 159.85579 z" svg:height="7.892035mm" draw:style-name="style-38" svg:viewBox="0.0 0.0 562.76843 789.2035" svg:width="5.627684mm" svg:x="107.26763mm" svg:y="39.406036mm"/>
            <draw:path svg:d="M 0.0 63.172012 C 26.564108 16.7904 78.74034 -4.0586185 156.3422 0.65080005 C 135.17586 73.27879 52.440273 84.338356 31.27393 156.96675 C -66.410675 166.54465 110.7547 66.63797 0.0 63.172012 z" svg:height="1.576136mm" draw:style-name="style-39" svg:viewBox="0.0 0.0 156.3422 157.6136" svg:width="1.563422mm" svg:x="95.69926mm" svg:y="51.003036mm"/>
            <draw:path svg:d="M 103.25354 0.0 C 162.38753 2.7251241 95.71282 133.87909 9.485047 93.82138 C -39.145702 -17.330175 115.662346 74.903366 103.25354 0.0 z" svg:height="1.0142386mm" draw:style-name="style-40" svg:viewBox="0.0 0.0 125.73811 101.42386" svg:width="1.2573812mm" svg:x="93.728775mm" svg:y="51.9475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81.64961mm" fo:page-width="145.117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